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2709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in" svg:height="5in" svg:x="0in" svg:y="0in">
            <draw:object draw:notify-on-update-of-ranges="Sheet1.F2:Sheet1.G2 Sheet1.K2:Sheet1.K6 Sheet1.L2:Sheet1.L6 Sheet1.F7:Sheet1.G7 Sheet1.K7:Sheet1.K11 Sheet1.L2:Sheet1.L6 Sheet1.F12:Sheet1.G12 Sheet1.K12:Sheet1.K16 Sheet1.L2:Sheet1.L6 Sheet1.F17:Sheet1.G17 Sheet1.K17:Sheet1.K21 Sheet1.L2:Sheet1.L6 Sheet1.F22:Sheet1.G22 Sheet1.K22:Sheet1.K26 Sheet1.L2:Sheet1.L6 Sheet1.F27:Sheet1.G27 Sheet1.K27:Sheet1.K31 Sheet1.L2:Sheet1.L6 Sheet1.F32:Sheet1.G32 Sheet1.K32:Sheet1.K36 Sheet1.L2:Sheet1.L6 Sheet1.F37:Sheet1.G37 Sheet1.K37:Sheet1.K41 Sheet1.L2:Sheet1.L6 Sheet1.F42:Sheet1.G42 Sheet1.K42:Sheet1.K46 Sheet1.L2:Sheet1.L6 Sheet1.F47:Sheet1.G47 Sheet1.K47:Sheet1.K51 Sheet1.L2:Sheet1.L6 Sheet1.F52:Sheet1.G52 Sheet1.K52:Sheet1.K56 Sheet1.L2:Sheet1.L6 Sheet1.F57:Sheet1.G57 Sheet1.K57:Sheet1.K61 Sheet1.L2:Sheet1.L6 Sheet1.F62:Sheet1.G62 Sheet1.K62:Sheet1.K66 Sheet1.L2:Sheet1.L6 Sheet1.F67:Sheet1.G67 Sheet1.K67:Sheet1.K71 Sheet1.L2:Sheet1.L6 Sheet1.F72:Sheet1.G72 Sheet1.K72:Sheet1.K76 Sheet1.L2:Sheet1.L6 Sheet1.F77:Sheet1.G77 Sheet1.K77:Sheet1.K81 Sheet1.L2:Sheet1.L6 Sheet1.F82:Sheet1.G82 Sheet1.K82:Sheet1.K86 Sheet1.L2:Sheet1.L6 Sheet1.F87:Sheet1.G87 Sheet1.K87:Sheet1.K91 Sheet1.L2:Sheet1.L6 Sheet1.F92:Sheet1.G92 Sheet1.K92:Sheet1.K96 Sheet1.L2:Sheet1.L6 Sheet1.F97:Sheet1.G97 Sheet1.K97:Sheet1.K101 Sheet1.L2:Sheet1.L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7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SCL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OUT_TIM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OCK_MOD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N + 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8.697998" calcext:value-type="float">
            <text:p>368.69799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2] * [.I2] / [.E2]" office:value-type="float" office:value="355.499624926089" calcext:value-type="float">
            <text:p>355.4996249261</text:p>
          </table:table-cell>
          <table:table-cell table:formula="of:= [.J2] / [.J102]" office:value-type="float" office:value="0.792253623791036" calcext:value-type="float">
            <text:p>0.7922536238</text:p>
          </table:table-cell>
          <table:table-cell table:formula="of:= [.I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20.328339" calcext:value-type="float">
            <text:p>220.3283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3] * [.I3] / [.E3]" office:value-type="float" office:value="594.893968678264" calcext:value-type="float">
            <text:p>594.8939686783</text:p>
          </table:table-cell>
          <table:table-cell table:formula="of:= [.J3] / [.J103]" office:value-type="float" office:value="1.30813553675453" calcext:value-type="float">
            <text:p>1.3081355368</text:p>
          </table:table-cell>
          <table:table-cell table:formula="of:= [.I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59.998993" calcext:value-type="float">
            <text:p>159.99899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4] * [.I4] / [.E4]" office:value-type="float" office:value="819.192655793777" calcext:value-type="float">
            <text:p>819.1926557938</text:p>
          </table:table-cell>
          <table:table-cell table:formula="of:= [.J4] / [.J104]" office:value-type="float" office:value="1.81001509164639" calcext:value-type="float">
            <text:p>1.8100150916</text:p>
          </table:table-cell>
          <table:table-cell table:formula="of:= [.I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18.065338" calcext:value-type="float">
            <text:p>118.0653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5] * [.I5] / [.E5]" office:value-type="float" office:value="1110.13106996738" calcext:value-type="float">
            <text:p>1110.1310699674</text:p>
          </table:table-cell>
          <table:table-cell table:formula="of:= [.J5] / [.J105]" office:value-type="float" office:value="2.44545540189418" calcext:value-type="float">
            <text:p>2.4454554019</text:p>
          </table:table-cell>
          <table:table-cell table:formula="of:= [.I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04.844681" calcext:value-type="float">
            <text:p>204.8446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6] * [.I6] / [.E6]" office:value-type="float" office:value="639.850638835968" calcext:value-type="float">
            <text:p>639.850638836</text:p>
          </table:table-cell>
          <table:table-cell table:formula="of:= [.J6] / [.J106]" office:value-type="float" office:value="1.40320596831972" calcext:value-type="float">
            <text:p>1.4032059683</text:p>
          </table:table-cell>
          <table:table-cell table:formula="of:= [.I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92.023682" calcext:value-type="float">
            <text:p>392.02368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7] * [.I7] / [.E7]" office:value-type="float" office:value="334.347147935823" calcext:value-type="float">
            <text:p>334.3471479358</text:p>
          </table:table-cell>
          <table:table-cell table:formula="of:= [.J7] / [.J107]" office:value-type="float" office:value="0.739420459297661" calcext:value-type="float">
            <text:p>0.7394204593</text:p>
          </table:table-cell>
          <table:table-cell table:formula="of:= [.I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23.590668" calcext:value-type="float">
            <text:p>223.59066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8] * [.I8] / [.E8]" office:value-type="float" office:value="586.214090115783" calcext:value-type="float">
            <text:p>586.2140901158</text:p>
          </table:table-cell>
          <table:table-cell table:formula="of:= [.J8] / [.J108]" office:value-type="float" office:value="1.30319987683922" calcext:value-type="float">
            <text:p>1.3031998768</text:p>
          </table:table-cell>
          <table:table-cell table:formula="of:= [.I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68.147995" calcext:value-type="float">
            <text:p>168.14799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9] * [.I9] / [.E9]" office:value-type="float" office:value="779.49189938304" calcext:value-type="float">
            <text:p>779.491899383</text:p>
          </table:table-cell>
          <table:table-cell table:formula="of:= [.J9] / [.J109]" office:value-type="float" office:value="1.74017837141435" calcext:value-type="float">
            <text:p>1.7401783714</text:p>
          </table:table-cell>
          <table:table-cell table:formula="of:= [.I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20.895996" calcext:value-type="float">
            <text:p>120.8959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0] * [.I10] / [.E10]" office:value-type="float" office:value="1084.13846890347" calcext:value-type="float">
            <text:p>1084.1384689035</text:p>
          </table:table-cell>
          <table:table-cell table:formula="of:= [.J10] / [.J110]" office:value-type="float" office:value="2.40853127646888" calcext:value-type="float">
            <text:p>2.4085312765</text:p>
          </table:table-cell>
          <table:table-cell table:formula="of:= [.I1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41.716675" calcext:value-type="float">
            <text:p>141.7166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1] * [.I11] / [.E11]" office:value-type="float" office:value="924.873519647564" calcext:value-type="float">
            <text:p>924.8735196476</text:p>
          </table:table-cell>
          <table:table-cell table:formula="of:= [.J11] / [.J111]" office:value-type="float" office:value="2.03105666235524" calcext:value-type="float">
            <text:p>2.0310566624</text:p>
          </table:table-cell>
          <table:table-cell table:formula="of:= [.I1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76.898315" calcext:value-type="float">
            <text:p>376.8983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2] * [.I12] / [.E12]" office:value-type="float" office:value="347.764887195105" calcext:value-type="float">
            <text:p>347.7648871951</text:p>
          </table:table-cell>
          <table:table-cell table:formula="of:= [.J12] / [.J112]" office:value-type="float" office:value="0.764604132019003" calcext:value-type="float">
            <text:p>0.764604132</text:p>
          </table:table-cell>
          <table:table-cell table:formula="of:= [.I1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18.010681" calcext:value-type="float">
            <text:p>218.0106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3] * [.I13] / [.E13]" office:value-type="float" office:value="601.218249485675" calcext:value-type="float">
            <text:p>601.2182494857</text:p>
          </table:table-cell>
          <table:table-cell table:formula="of:= [.J13] / [.J113]" office:value-type="float" office:value="1.32807560928632" calcext:value-type="float">
            <text:p>1.3280756093</text:p>
          </table:table-cell>
          <table:table-cell table:formula="of:= [.I1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62.425003" calcext:value-type="float">
            <text:p>162.42500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4] * [.I14] / [.E14]" office:value-type="float" office:value="806.957042198731" calcext:value-type="float">
            <text:p>806.9570421987</text:p>
          </table:table-cell>
          <table:table-cell table:formula="of:= [.J14] / [.J114]" office:value-type="float" office:value="1.77709451891464" calcext:value-type="float">
            <text:p>1.7770945189</text:p>
          </table:table-cell>
          <table:table-cell table:formula="of:= [.I1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14.714996" calcext:value-type="float">
            <text:p>114.7149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5] * [.I15] / [.E15]" office:value-type="float" office:value="1142.55332406584" calcext:value-type="float">
            <text:p>1142.5533240659</text:p>
          </table:table-cell>
          <table:table-cell table:formula="of:= [.J15] / [.J115]" office:value-type="float" office:value="2.527462116028" calcext:value-type="float">
            <text:p>2.527462116</text:p>
          </table:table-cell>
          <table:table-cell table:formula="of:= [.I1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98.695007" calcext:value-type="float">
            <text:p>198.69500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6] * [.I16] / [.E16]" office:value-type="float" office:value="659.654220702184" calcext:value-type="float">
            <text:p>659.6542207022</text:p>
          </table:table-cell>
          <table:table-cell table:formula="of:= [.J16] / [.J116]" office:value-type="float" office:value="1.46837214210943" calcext:value-type="float">
            <text:p>1.4683721421</text:p>
          </table:table-cell>
          <table:table-cell table:formula="of:= [.I1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86.392334" calcext:value-type="float">
            <text:p>386.3923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7] * [.I17] / [.E17]" office:value-type="float" office:value="339.219980487501" calcext:value-type="float">
            <text:p>339.2199804875</text:p>
          </table:table-cell>
          <table:table-cell table:formula="of:= [.J17] / [.J117]" office:value-type="float" office:value="0.784255554096992" calcext:value-type="float">
            <text:p>0.7842555541</text:p>
          </table:table-cell>
          <table:table-cell table:formula="of:= [.I1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24.995331" calcext:value-type="float">
            <text:p>224.9953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8] * [.I18] / [.E18]" office:value-type="float" office:value="582.554310871455" calcext:value-type="float">
            <text:p>582.5543108715</text:p>
          </table:table-cell>
          <table:table-cell table:formula="of:= [.J18] / [.J118]" office:value-type="float" office:value="1.34270934271076" calcext:value-type="float">
            <text:p>1.3427093427</text:p>
          </table:table-cell>
          <table:table-cell table:formula="of:= [.I1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63.080994" calcext:value-type="float">
            <text:p>163.0809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9] * [.I19] / [.E19]" office:value-type="float" office:value="803.711068869252" calcext:value-type="float">
            <text:p>803.7110688693</text:p>
          </table:table-cell>
          <table:table-cell table:formula="of:= [.J19] / [.J119]" office:value-type="float" office:value="1.84176013705246" calcext:value-type="float">
            <text:p>1.8417601371</text:p>
          </table:table-cell>
          <table:table-cell table:formula="of:= [.I1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18.160995" calcext:value-type="float">
            <text:p>118.16099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20] * [.I20] / [.E20]" office:value-type="float" office:value="1109.23236555346" calcext:value-type="float">
            <text:p>1109.2323655535</text:p>
          </table:table-cell>
          <table:table-cell table:formula="of:= [.J20] / [.J120]" office:value-type="float" office:value="2.51685086936268" calcext:value-type="float">
            <text:p>2.5168508694</text:p>
          </table:table-cell>
          <table:table-cell table:formula="of:= [.I2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52.435333" calcext:value-type="float">
            <text:p>152.4353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21] * [.I21] / [.E21]" office:value-type="float" office:value="859.840021473237" calcext:value-type="float">
            <text:p>859.8400214732</text:p>
          </table:table-cell>
          <table:table-cell table:formula="of:= [.J21] / [.J121]" office:value-type="float" office:value="1.93010910101169" calcext:value-type="float">
            <text:p>1.930109101</text:p>
          </table:table-cell>
          <table:table-cell table:formula="of:= [.I2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3.661011" calcext:value-type="float">
            <text:p>363.6610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22] * [.I22] / [.E22]" office:value-type="float" office:value="360.423570400292" calcext:value-type="float">
            <text:p>360.4235704003</text:p>
          </table:table-cell>
          <table:table-cell table:formula="of:= [.J22] / [.J122]" office:value-type="float" office:value="0.798629270708374" calcext:value-type="float">
            <text:p>0.7986292707</text:p>
          </table:table-cell>
          <table:table-cell table:formula="of:= [.I2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35.039673" calcext:value-type="float">
            <text:p>235.03967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23] * [.I23] / [.E23]" office:value-type="float" office:value="557.65904677718" calcext:value-type="float">
            <text:p>557.6590467772</text:p>
          </table:table-cell>
          <table:table-cell table:formula="of:= [.J23] / [.J123]" office:value-type="float" office:value="1.25377548921284" calcext:value-type="float">
            <text:p>1.2537754892</text:p>
          </table:table-cell>
          <table:table-cell table:formula="of:= [.I2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66.04567" calcext:value-type="float">
            <text:p>166.045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24] * [.I24] / [.E24]" office:value-type="float" office:value="789.361143834705" calcext:value-type="float">
            <text:p>789.3611438347</text:p>
          </table:table-cell>
          <table:table-cell table:formula="of:= [.J24] / [.J124]" office:value-type="float" office:value="1.76996203789532" calcext:value-type="float">
            <text:p>1.7699620379</text:p>
          </table:table-cell>
          <table:table-cell table:formula="of:= [.I2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24.597336" calcext:value-type="float">
            <text:p>124.5973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25] * [.I25] / [.E25]" office:value-type="float" office:value="1051.93260311761" calcext:value-type="float">
            <text:p>1051.9326031176</text:p>
          </table:table-cell>
          <table:table-cell table:formula="of:= [.J25] / [.J125]" office:value-type="float" office:value="2.38112574662005" calcext:value-type="float">
            <text:p>2.3811257466</text:p>
          </table:table-cell>
          <table:table-cell table:formula="of:= [.I2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85.307678" calcext:value-type="float">
            <text:p>185.30767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26] * [.I26] / [.E26]" office:value-type="float" office:value="707.310141784843" calcext:value-type="float">
            <text:p>707.3101417848</text:p>
          </table:table-cell>
          <table:table-cell table:formula="of:= [.J26] / [.J126]" office:value-type="float" office:value="1.57811168358303" calcext:value-type="float">
            <text:p>1.5781116836</text:p>
          </table:table-cell>
          <table:table-cell table:formula="of:= [.I2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6.28833" calcext:value-type="float">
            <text:p>646.2883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27] * [.I27] / [.E27]" office:value-type="float" office:value="202.807313571638" calcext:value-type="float">
            <text:p>202.8073135716</text:p>
          </table:table-cell>
          <table:table-cell table:formula="of:= [.J27] / [.J127]" office:value-type="float" office:value="0.873386265538788" calcext:value-type="float">
            <text:p>0.8733862655</text:p>
          </table:table-cell>
          <table:table-cell table:formula="of:= [.I2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86.26535" calcext:value-type="float">
            <text:p>386.2653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28] * [.I28] / [.E28]" office:value-type="float" office:value="339.331498411649" calcext:value-type="float">
            <text:p>339.3314984116</text:p>
          </table:table-cell>
          <table:table-cell table:formula="of:= [.J28] / [.J128]" office:value-type="float" office:value="1.48357603393626" calcext:value-type="float">
            <text:p>1.4835760339</text:p>
          </table:table-cell>
          <table:table-cell table:formula="of:= [.I2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80.091339" calcext:value-type="float">
            <text:p>280.09133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29] * [.I29] / [.E29]" office:value-type="float" office:value="467.954491088352" calcext:value-type="float">
            <text:p>467.9544910884</text:p>
          </table:table-cell>
          <table:table-cell table:formula="of:= [.J29] / [.J129]" office:value-type="float" office:value="2.01838948888401" calcext:value-type="float">
            <text:p>2.0183894889</text:p>
          </table:table-cell>
          <table:table-cell table:formula="of:= [.I2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89.534348" calcext:value-type="float">
            <text:p>189.5343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30] * [.I30] / [.E30]" office:value-type="float" office:value="691.526371779325" calcext:value-type="float">
            <text:p>691.5263717793</text:p>
          </table:table-cell>
          <table:table-cell table:formula="of:= [.J30] / [.J130]" office:value-type="float" office:value="3.00430131641619" calcext:value-type="float">
            <text:p>3.0043013164</text:p>
          </table:table-cell>
          <table:table-cell table:formula="of:= [.I3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39.293991" calcext:value-type="float">
            <text:p>139.29399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31] * [.I31] / [.E31]" office:value-type="float" office:value="940.959470390937" calcext:value-type="float">
            <text:p>940.9594703909</text:p>
          </table:table-cell>
          <table:table-cell table:formula="of:= [.J31] / [.J131]" office:value-type="float" office:value="4.04458964252753" calcext:value-type="float">
            <text:p>4.0445896425</text:p>
          </table:table-cell>
          <table:table-cell table:formula="of:= [.I3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57.281677" calcext:value-type="float">
            <text:p>657.28167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32] * [.I32] / [.E32]" office:value-type="float" office:value="199.415265306414" calcext:value-type="float">
            <text:p>199.4152653064</text:p>
          </table:table-cell>
          <table:table-cell table:formula="of:= [.J32] / [.J132]" office:value-type="float" office:value="0.8641434515449" calcext:value-type="float">
            <text:p>0.8641434515</text:p>
          </table:table-cell>
          <table:table-cell table:formula="of:= [.I3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84.567657" calcext:value-type="float">
            <text:p>384.56765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33] * [.I33] / [.E33]" office:value-type="float" office:value="340.829494145422" calcext:value-type="float">
            <text:p>340.8294941454</text:p>
          </table:table-cell>
          <table:table-cell table:formula="of:= [.J33] / [.J133]" office:value-type="float" office:value="1.49206083651491" calcext:value-type="float">
            <text:p>1.4920608365</text:p>
          </table:table-cell>
          <table:table-cell table:formula="of:= [.I3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89.166351" calcext:value-type="float">
            <text:p>289.16635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34] * [.I34] / [.E34]" office:value-type="float" office:value="453.268506334612" calcext:value-type="float">
            <text:p>453.2685063346</text:p>
          </table:table-cell>
          <table:table-cell table:formula="of:= [.J34] / [.J134]" office:value-type="float" office:value="2.00750129156615" calcext:value-type="float">
            <text:p>2.0075012916</text:p>
          </table:table-cell>
          <table:table-cell table:formula="of:= [.I3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92.142334" calcext:value-type="float">
            <text:p>192.14233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35] * [.I35] / [.E35]" office:value-type="float" office:value="682.140147209828" calcext:value-type="float">
            <text:p>682.1401472098</text:p>
          </table:table-cell>
          <table:table-cell table:formula="of:= [.J35] / [.J135]" office:value-type="float" office:value="3.00050021966445" calcext:value-type="float">
            <text:p>3.0005002197</text:p>
          </table:table-cell>
          <table:table-cell table:formula="of:= [.I3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26.577667" calcext:value-type="float">
            <text:p>126.57766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36] * [.I36] / [.E36]" office:value-type="float" office:value="1035.49072365191" calcext:value-type="float">
            <text:p>1035.4907236519</text:p>
          </table:table-cell>
          <table:table-cell table:formula="of:= [.J36] / [.J136]" office:value-type="float" office:value="4.46403666872894" calcext:value-type="float">
            <text:p>4.4640366687</text:p>
          </table:table-cell>
          <table:table-cell table:formula="of:= [.I3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4.932007" calcext:value-type="float">
            <text:p>644.93200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37] * [.I37] / [.E37]" office:value-type="float" office:value="203.233827097063" calcext:value-type="float">
            <text:p>203.2338270971</text:p>
          </table:table-cell>
          <table:table-cell table:formula="of:= [.J37] / [.J137]" office:value-type="float" office:value="0.877379841376054" calcext:value-type="float">
            <text:p>0.8773798414</text:p>
          </table:table-cell>
          <table:table-cell table:formula="of:= [.I3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86.542358" calcext:value-type="float">
            <text:p>386.54235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38] * [.I38] / [.E38]" office:value-type="float" office:value="339.088323148274" calcext:value-type="float">
            <text:p>339.0883231483</text:p>
          </table:table-cell>
          <table:table-cell table:formula="of:= [.J38] / [.J138]" office:value-type="float" office:value="1.46000385551536" calcext:value-type="float">
            <text:p>1.4600038555</text:p>
          </table:table-cell>
          <table:table-cell table:formula="of:= [.I3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76.996338" calcext:value-type="float">
            <text:p>276.99633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39] * [.I39] / [.E39]" office:value-type="float" office:value="473.183150890609" calcext:value-type="float">
            <text:p>473.1831508906</text:p>
          </table:table-cell>
          <table:table-cell table:formula="of:= [.J39] / [.J139]" office:value-type="float" office:value="2.07403912925716" calcext:value-type="float">
            <text:p>2.0740391293</text:p>
          </table:table-cell>
          <table:table-cell table:formula="of:= [.I3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94.891342" calcext:value-type="float">
            <text:p>194.89134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40] * [.I40] / [.E40]" office:value-type="float" office:value="672.518330752733" calcext:value-type="float">
            <text:p>672.5183307527</text:p>
          </table:table-cell>
          <table:table-cell table:formula="of:= [.J40] / [.J140]" office:value-type="float" office:value="2.95787244456548" calcext:value-type="float">
            <text:p>2.9578724446</text:p>
          </table:table-cell>
          <table:table-cell table:formula="of:= [.I4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48.502335" calcext:value-type="float">
            <text:p>148.50233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41] * [.I41] / [.E41]" office:value-type="float" office:value="882.612384512338" calcext:value-type="float">
            <text:p>882.6123845123</text:p>
          </table:table-cell>
          <table:table-cell table:formula="of:= [.J41] / [.J141]" office:value-type="float" office:value="3.86455361068931" calcext:value-type="float">
            <text:p>3.8645536107</text:p>
          </table:table-cell>
          <table:table-cell table:formula="of:= [.I4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8.013306" calcext:value-type="float">
            <text:p>668.01330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42] * [.I42] / [.E42]" office:value-type="float" office:value="196.211660490487" calcext:value-type="float">
            <text:p>196.2116604905</text:p>
          </table:table-cell>
          <table:table-cell table:formula="of:= [.J42] / [.J142]" office:value-type="float" office:value="0.867276122790285" calcext:value-type="float">
            <text:p>0.8672761228</text:p>
          </table:table-cell>
          <table:table-cell table:formula="of:= [.I4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97.991333" calcext:value-type="float">
            <text:p>397.99133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43] * [.I43] / [.E43]" office:value-type="float" office:value="329.33380486454" calcext:value-type="float">
            <text:p>329.3338048645</text:p>
          </table:table-cell>
          <table:table-cell table:formula="of:= [.J43] / [.J143]" office:value-type="float" office:value="1.44737566182126" calcext:value-type="float">
            <text:p>1.4473756618</text:p>
          </table:table-cell>
          <table:table-cell table:formula="of:= [.I4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80.960327" calcext:value-type="float">
            <text:p>280.96032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44] * [.I44] / [.E44]" office:value-type="float" office:value="466.507144974956" calcext:value-type="float">
            <text:p>466.507144975</text:p>
          </table:table-cell>
          <table:table-cell table:formula="of:= [.J44] / [.J144]" office:value-type="float" office:value="2.01469492751779" calcext:value-type="float">
            <text:p>2.0146949275</text:p>
          </table:table-cell>
          <table:table-cell table:formula="of:= [.I4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85.335999" calcext:value-type="float">
            <text:p>185.33599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45] * [.I45] / [.E45]" office:value-type="float" office:value="707.191267250784" calcext:value-type="float">
            <text:p>707.1912672508</text:p>
          </table:table-cell>
          <table:table-cell table:formula="of:= [.J45] / [.J145]" office:value-type="float" office:value="3.0561723129895" calcext:value-type="float">
            <text:p>3.056172313</text:p>
          </table:table-cell>
          <table:table-cell table:formula="of:= [.I4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27.912674" calcext:value-type="float">
            <text:p>127.91267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46] * [.I46] / [.E46]" office:value-type="float" office:value="1024.68344927259" calcext:value-type="float">
            <text:p>1024.6834492726</text:p>
          </table:table-cell>
          <table:table-cell table:formula="of:= [.J46] / [.J146]" office:value-type="float" office:value="4.4029601726892" calcext:value-type="float">
            <text:p>4.4029601727</text:p>
          </table:table-cell>
          <table:table-cell table:formula="of:= [.I4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1.961975" calcext:value-type="float">
            <text:p>661.96197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47] * [.I47] / [.E47]" office:value-type="float" office:value="198.005331046394" calcext:value-type="float">
            <text:p>198.0053310464</text:p>
          </table:table-cell>
          <table:table-cell table:formula="of:= [.J47] / [.J147]" office:value-type="float" office:value="0.861781637835013" calcext:value-type="float">
            <text:p>0.8617816378</text:p>
          </table:table-cell>
          <table:table-cell table:formula="of:= [.I4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92.729675" calcext:value-type="float">
            <text:p>392.72967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48] * [.I48] / [.E48]" office:value-type="float" office:value="333.746106657206" calcext:value-type="float">
            <text:p>333.7461066572</text:p>
          </table:table-cell>
          <table:table-cell table:formula="of:= [.J48] / [.J148]" office:value-type="float" office:value="1.44467302349892" calcext:value-type="float">
            <text:p>1.4446730235</text:p>
          </table:table-cell>
          <table:table-cell table:formula="of:= [.I4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82.056671" calcext:value-type="float">
            <text:p>282.05667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49] * [.I49] / [.E49]" office:value-type="float" office:value="464.693848705319" calcext:value-type="float">
            <text:p>464.6938487053</text:p>
          </table:table-cell>
          <table:table-cell table:formula="of:= [.J49] / [.J149]" office:value-type="float" office:value="2.03726515582511" calcext:value-type="float">
            <text:p>2.0372651558</text:p>
          </table:table-cell>
          <table:table-cell table:formula="of:= [.I4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96.588989" calcext:value-type="float">
            <text:p>196.58898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50] * [.I50] / [.E50]" office:value-type="float" office:value="666.710789178533" calcext:value-type="float">
            <text:p>666.7107891785</text:p>
          </table:table-cell>
          <table:table-cell table:formula="of:= [.J50] / [.J150]" office:value-type="float" office:value="2.90244592222283" calcext:value-type="float">
            <text:p>2.9024459222</text:p>
          </table:table-cell>
          <table:table-cell table:formula="of:= [.I5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27.641663" calcext:value-type="float">
            <text:p>127.64166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51] * [.I51] / [.E51]" office:value-type="float" office:value="1026.85907500281" calcext:value-type="float">
            <text:p>1026.8590750028</text:p>
          </table:table-cell>
          <table:table-cell table:formula="of:= [.J51] / [.J151]" office:value-type="float" office:value="4.45832229233756" calcext:value-type="float">
            <text:p>4.4583222923</text:p>
          </table:table-cell>
          <table:table-cell table:formula="of:= [.I5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15.631958" calcext:value-type="float">
            <text:p>1215.63195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52] * [.I52] / [.E52]" office:value-type="float" office:value="107.822107783053" calcext:value-type="float">
            <text:p>107.8221077831</text:p>
          </table:table-cell>
          <table:table-cell table:formula="of:= [.J52] / [.J152]" office:value-type="float" office:value="0.924230731683347" calcext:value-type="float">
            <text:p>0.9242307317</text:p>
          </table:table-cell>
          <table:table-cell table:formula="of:= [.I5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713.320312" calcext:value-type="float">
            <text:p>713.32031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53] * [.I53] / [.E53]" office:value-type="float" office:value="183.749148587262" calcext:value-type="float">
            <text:p>183.7491485873</text:p>
          </table:table-cell>
          <table:table-cell table:formula="of:= [.J53] / [.J153]" office:value-type="float" office:value="1.57108985843656" calcext:value-type="float">
            <text:p>1.5710898584</text:p>
          </table:table-cell>
          <table:table-cell table:formula="of:= [.I5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513.184326" calcext:value-type="float">
            <text:p>513.18432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54] * [.I54] / [.E54]" office:value-type="float" office:value="255.4053063577" calcext:value-type="float">
            <text:p>255.4053063577</text:p>
          </table:table-cell>
          <table:table-cell table:formula="of:= [.J54] / [.J154]" office:value-type="float" office:value="2.18812190981403" calcext:value-type="float">
            <text:p>2.1881219098</text:p>
          </table:table-cell>
          <table:table-cell table:formula="of:= [.I5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62.238678" calcext:value-type="float">
            <text:p>362.23867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55] * [.I55] / [.E55]" office:value-type="float" office:value="361.827733922991" calcext:value-type="float">
            <text:p>361.827733923</text:p>
          </table:table-cell>
          <table:table-cell table:formula="of:= [.J55] / [.J155]" office:value-type="float" office:value="3.11243098983363" calcext:value-type="float">
            <text:p>3.1124309898</text:p>
          </table:table-cell>
          <table:table-cell table:formula="of:= [.I5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73.724335" calcext:value-type="float">
            <text:p>173.72433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56] * [.I56] / [.E56]" office:value-type="float" office:value="754.471156847427" calcext:value-type="float">
            <text:p>754.4711568474</text:p>
          </table:table-cell>
          <table:table-cell table:formula="of:= [.J56] / [.J156]" office:value-type="float" office:value="6.4609361603865" calcext:value-type="float">
            <text:p>6.4609361604</text:p>
          </table:table-cell>
          <table:table-cell table:formula="of:= [.I5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34.794067" calcext:value-type="float">
            <text:p>1234.79406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57] * [.I57] / [.E57]" office:value-type="float" office:value="106.148874134492" calcext:value-type="float">
            <text:p>106.1488741345</text:p>
          </table:table-cell>
          <table:table-cell table:formula="of:= [.J57] / [.J157]" office:value-type="float" office:value="0.913108515122141" calcext:value-type="float">
            <text:p>0.9131085151</text:p>
          </table:table-cell>
          <table:table-cell table:formula="of:= [.I5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718.565674" calcext:value-type="float">
            <text:p>718.56567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58] * [.I58] / [.E58]" office:value-type="float" office:value="182.407822614694" calcext:value-type="float">
            <text:p>182.4078226147</text:p>
          </table:table-cell>
          <table:table-cell table:formula="of:= [.J58] / [.J158]" office:value-type="float" office:value="1.56220786856011" calcext:value-type="float">
            <text:p>1.5622078686</text:p>
          </table:table-cell>
          <table:table-cell table:formula="of:= [.I5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525.13269" calcext:value-type="float">
            <text:p>525.1326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59] * [.I59] / [.E59]" office:value-type="float" office:value="249.594059741358" calcext:value-type="float">
            <text:p>249.5940597414</text:p>
          </table:table-cell>
          <table:table-cell table:formula="of:= [.J59] / [.J159]" office:value-type="float" office:value="2.13752980784662" calcext:value-type="float">
            <text:p>2.1375298078</text:p>
          </table:table-cell>
          <table:table-cell table:formula="of:= [.I5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54.648315" calcext:value-type="float">
            <text:p>354.64831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60] * [.I60] / [.E60]" office:value-type="float" office:value="369.571754485849" calcext:value-type="float">
            <text:p>369.5717544858</text:p>
          </table:table-cell>
          <table:table-cell table:formula="of:= [.J60] / [.J160]" office:value-type="float" office:value="3.18770877947229" calcext:value-type="float">
            <text:p>3.1877087795</text:p>
          </table:table-cell>
          <table:table-cell table:formula="of:= [.I6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82.051666" calcext:value-type="float">
            <text:p>182.05166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61] * [.I61] / [.E61]" office:value-type="float" office:value="719.960453424249" calcext:value-type="float">
            <text:p>719.9604534243</text:p>
          </table:table-cell>
          <table:table-cell table:formula="of:= [.J61] / [.J161]" office:value-type="float" office:value="6.21641889408053" calcext:value-type="float">
            <text:p>6.2164188941</text:p>
          </table:table-cell>
          <table:table-cell table:formula="of:= [.I6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28.02771" calcext:value-type="float">
            <text:p>1228.0277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62] * [.I62] / [.E62]" office:value-type="float" office:value="106.733747889125" calcext:value-type="float">
            <text:p>106.7337478891</text:p>
          </table:table-cell>
          <table:table-cell table:formula="of:= [.J62] / [.J162]" office:value-type="float" office:value="0.917526267383657" calcext:value-type="float">
            <text:p>0.9175262674</text:p>
          </table:table-cell>
          <table:table-cell table:formula="of:= [.I6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91.667297" calcext:value-type="float">
            <text:p>691.66729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63] * [.I63] / [.E63]" office:value-type="float" office:value="189.501514049464" calcext:value-type="float">
            <text:p>189.5015140495</text:p>
          </table:table-cell>
          <table:table-cell table:formula="of:= [.J63] / [.J163]" office:value-type="float" office:value="1.62815698947235" calcext:value-type="float">
            <text:p>1.6281569895</text:p>
          </table:table-cell>
          <table:table-cell table:formula="of:= [.I6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530.338318" calcext:value-type="float">
            <text:p>530.33831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64] * [.I64] / [.E64]" office:value-type="float" office:value="247.144125837047" calcext:value-type="float">
            <text:p>247.144125837</text:p>
          </table:table-cell>
          <table:table-cell table:formula="of:= [.J64] / [.J164]" office:value-type="float" office:value="2.13259602728924" calcext:value-type="float">
            <text:p>2.1325960273</text:p>
          </table:table-cell>
          <table:table-cell table:formula="of:= [.I6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54.864014" calcext:value-type="float">
            <text:p>354.86401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65] * [.I65] / [.E65]" office:value-type="float" office:value="369.347115596793" calcext:value-type="float">
            <text:p>369.3471155968</text:p>
          </table:table-cell>
          <table:table-cell table:formula="of:= [.J65] / [.J165]" office:value-type="float" office:value="3.17629070729974" calcext:value-type="float">
            <text:p>3.1762907073</text:p>
          </table:table-cell>
          <table:table-cell table:formula="of:= [.I6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78.352997" calcext:value-type="float">
            <text:p>178.35299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66] * [.I66] / [.E66]" office:value-type="float" office:value="734.890930932885" calcext:value-type="float">
            <text:p>734.8909309329</text:p>
          </table:table-cell>
          <table:table-cell table:formula="of:= [.J66] / [.J166]" office:value-type="float" office:value="6.30825254447145" calcext:value-type="float">
            <text:p>6.3082525445</text:p>
          </table:table-cell>
          <table:table-cell table:formula="of:= [.I6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7.409668" calcext:value-type="float">
            <text:p>1207.40966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67] * [.I67] / [.E67]" office:value-type="float" office:value="108.556361170366" calcext:value-type="float">
            <text:p>108.5563611704</text:p>
          </table:table-cell>
          <table:table-cell table:formula="of:= [.J67] / [.J167]" office:value-type="float" office:value="0.940478612268326" calcext:value-type="float">
            <text:p>0.9404786123</text:p>
          </table:table-cell>
          <table:table-cell table:formula="of:= [.I6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704.615662" calcext:value-type="float">
            <text:p>704.61566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68] * [.I68] / [.E68]" office:value-type="float" office:value="186.019140743993" calcext:value-type="float">
            <text:p>186.019140744</text:p>
          </table:table-cell>
          <table:table-cell table:formula="of:= [.J68] / [.J168]" office:value-type="float" office:value="1.5961511454453" calcext:value-type="float">
            <text:p>1.5961511454</text:p>
          </table:table-cell>
          <table:table-cell table:formula="of:= [.I6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516.159363" calcext:value-type="float">
            <text:p>516.15936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69] * [.I69] / [.E69]" office:value-type="float" office:value="253.93320240904" calcext:value-type="float">
            <text:p>253.933202409</text:p>
          </table:table-cell>
          <table:table-cell table:formula="of:= [.J69] / [.J169]" office:value-type="float" office:value="2.1708747459098" calcext:value-type="float">
            <text:p>2.1708747459</text:p>
          </table:table-cell>
          <table:table-cell table:formula="of:= [.I6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57.951996" calcext:value-type="float">
            <text:p>357.95199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70] * [.I70] / [.E70]" office:value-type="float" office:value="366.160830124272" calcext:value-type="float">
            <text:p>366.1608301243</text:p>
          </table:table-cell>
          <table:table-cell table:formula="of:= [.J70] / [.J170]" office:value-type="float" office:value="3.12230198171396" calcext:value-type="float">
            <text:p>3.1223019817</text:p>
          </table:table-cell>
          <table:table-cell table:formula="of:= [.I7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86.977997" calcext:value-type="float">
            <text:p>186.97799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71] * [.I71] / [.E71]" office:value-type="float" office:value="700.991571751622" calcext:value-type="float">
            <text:p>700.9915717516</text:p>
          </table:table-cell>
          <table:table-cell table:formula="of:= [.J71] / [.J171]" office:value-type="float" office:value="5.99314263675982" calcext:value-type="float">
            <text:p>5.9931426368</text:p>
          </table:table-cell>
          <table:table-cell table:formula="of:= [.I7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36.859985" calcext:value-type="float">
            <text:p>1236.85998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72] * [.I72] / [.E72]" office:value-type="float" office:value="105.971574462408" calcext:value-type="float">
            <text:p>105.9715744624</text:p>
          </table:table-cell>
          <table:table-cell table:formula="of:= [.J72] / [.J172]" office:value-type="float" office:value="0.922690841194931" calcext:value-type="float">
            <text:p>0.9226908412</text:p>
          </table:table-cell>
          <table:table-cell table:formula="of:= [.I7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726.615662" calcext:value-type="float">
            <text:p>726.61566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73] * [.I73] / [.E73]" office:value-type="float" office:value="180.38697327171" calcext:value-type="float">
            <text:p>180.3869732717</text:p>
          </table:table-cell>
          <table:table-cell table:formula="of:= [.J73] / [.J173]" office:value-type="float" office:value="1.5492584496479" calcext:value-type="float">
            <text:p>1.5492584496</text:p>
          </table:table-cell>
          <table:table-cell table:formula="of:= [.I7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520.99762" calcext:value-type="float">
            <text:p>520.9976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74] * [.I74] / [.E74]" office:value-type="float" office:value="251.575045582742" calcext:value-type="float">
            <text:p>251.5750455827</text:p>
          </table:table-cell>
          <table:table-cell table:formula="of:= [.J74] / [.J174]" office:value-type="float" office:value="2.17645408702056" calcext:value-type="float">
            <text:p>2.176454087</text:p>
          </table:table-cell>
          <table:table-cell table:formula="of:= [.I7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56.45166" calcext:value-type="float">
            <text:p>356.4516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75] * [.I75] / [.E75]" office:value-type="float" office:value="367.702032864709" calcext:value-type="float">
            <text:p>367.7020328647</text:p>
          </table:table-cell>
          <table:table-cell table:formula="of:= [.J75] / [.J175]" office:value-type="float" office:value="3.19210737877926" calcext:value-type="float">
            <text:p>3.1921073788</text:p>
          </table:table-cell>
          <table:table-cell table:formula="of:= [.I7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80.981995" calcext:value-type="float">
            <text:p>180.98199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76] * [.I76] / [.E76]" office:value-type="float" office:value="724.21568786442" calcext:value-type="float">
            <text:p>724.2156878644</text:p>
          </table:table-cell>
          <table:table-cell table:formula="of:= [.J76] / [.J176]" office:value-type="float" office:value="6.25660413186721" calcext:value-type="float">
            <text:p>6.2566041319</text:p>
          </table:table-cell>
          <table:table-cell table:formula="of:= [.I7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32.442871" calcext:value-type="float">
            <text:p>2332.44287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77] * [.I77] / [.E77]" office:value-type="float" office:value="56.1951598599304" calcext:value-type="float">
            <text:p>56.1951598599</text:p>
          </table:table-cell>
          <table:table-cell table:formula="of:= [.J77] / [.J177]" office:value-type="float" office:value="0.956607428949971" calcext:value-type="float">
            <text:p>0.9566074289</text:p>
          </table:table-cell>
          <table:table-cell table:formula="of:= [.I7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393.427002" calcext:value-type="float">
            <text:p>1393.42700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78] * [.I78] / [.E78]" office:value-type="float" office:value="94.0644897880341" calcext:value-type="float">
            <text:p>94.064489788</text:p>
          </table:table-cell>
          <table:table-cell table:formula="of:= [.J78] / [.J178]" office:value-type="float" office:value="1.60585474071357" calcext:value-type="float">
            <text:p>1.6058547407</text:p>
          </table:table-cell>
          <table:table-cell table:formula="of:= [.I7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982.347656" calcext:value-type="float">
            <text:p>982.34765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79] * [.I79] / [.E79]" office:value-type="float" office:value="133.425268742129" calcext:value-type="float">
            <text:p>133.4252687421</text:p>
          </table:table-cell>
          <table:table-cell table:formula="of:= [.J79] / [.J179]" office:value-type="float" office:value="2.27704135623678" calcext:value-type="float">
            <text:p>2.2770413562</text:p>
          </table:table-cell>
          <table:table-cell table:formula="of:= [.I7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700.374023" calcext:value-type="float">
            <text:p>700.37402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80] * [.I80] / [.E80]" office:value-type="float" office:value="187.140007618472" calcext:value-type="float">
            <text:p>187.1400076185</text:p>
          </table:table-cell>
          <table:table-cell table:formula="of:= [.J80] / [.J180]" office:value-type="float" office:value="3.18248249826587" calcext:value-type="float">
            <text:p>3.1824824983</text:p>
          </table:table-cell>
          <table:table-cell table:formula="of:= [.I8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34.559326" calcext:value-type="float">
            <text:p>334.55932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81] * [.I81] / [.E81]" office:value-type="float" office:value="391.769081935561" calcext:value-type="float">
            <text:p>391.7690819356</text:p>
          </table:table-cell>
          <table:table-cell table:formula="of:= [.J81] / [.J181]" office:value-type="float" office:value="6.67167376103773" calcext:value-type="float">
            <text:p>6.671673761</text:p>
          </table:table-cell>
          <table:table-cell table:formula="of:= [.I8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33.110107" calcext:value-type="float">
            <text:p>2333.11010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82] * [.I82] / [.E82]" office:value-type="float" office:value="56.1790888508632" calcext:value-type="float">
            <text:p>56.1790888509</text:p>
          </table:table-cell>
          <table:table-cell table:formula="of:= [.J82] / [.J182]" office:value-type="float" office:value="0.958718846696934" calcext:value-type="float">
            <text:p>0.9587188467</text:p>
          </table:table-cell>
          <table:table-cell table:formula="of:= [.I8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371.112671" calcext:value-type="float">
            <text:p>1371.11267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83] * [.I83] / [.E83]" office:value-type="float" office:value="95.5953531553353" calcext:value-type="float">
            <text:p>95.5953531553</text:p>
          </table:table-cell>
          <table:table-cell table:formula="of:= [.J83] / [.J183]" office:value-type="float" office:value="1.62685682305973" calcext:value-type="float">
            <text:p>1.6268568231</text:p>
          </table:table-cell>
          <table:table-cell table:formula="of:= [.I8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012.263672" calcext:value-type="float">
            <text:p>1012.26367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84] * [.I84] / [.E84]" office:value-type="float" office:value="129.482074310773" calcext:value-type="float">
            <text:p>129.4820743108</text:p>
          </table:table-cell>
          <table:table-cell table:formula="of:= [.J84] / [.J184]" office:value-type="float" office:value="2.20885933326233" calcext:value-type="float">
            <text:p>2.2088593333</text:p>
          </table:table-cell>
          <table:table-cell table:formula="of:= [.I8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707.90802" calcext:value-type="float">
            <text:p>707.9080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85] * [.I85] / [.E85]" office:value-type="float" office:value="185.148347379932" calcext:value-type="float">
            <text:p>185.1483473799</text:p>
          </table:table-cell>
          <table:table-cell table:formula="of:= [.J85] / [.J185]" office:value-type="float" office:value="3.1546383797906" calcext:value-type="float">
            <text:p>3.1546383798</text:p>
          </table:table-cell>
          <table:table-cell table:formula="of:= [.I8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31.431" calcext:value-type="float">
            <text:p>331.43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86] * [.I86] / [.E86]" office:value-type="float" office:value="395.466929768187" calcext:value-type="float">
            <text:p>395.4669297682</text:p>
          </table:table-cell>
          <table:table-cell table:formula="of:= [.J86] / [.J186]" office:value-type="float" office:value="6.89325008728063" calcext:value-type="float">
            <text:p>6.8932500873</text:p>
          </table:table-cell>
          <table:table-cell table:formula="of:= [.I8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24.44873" calcext:value-type="float">
            <text:p>2324.4487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87] * [.I87] / [.E87]" office:value-type="float" office:value="56.3884237618784" calcext:value-type="float">
            <text:p>56.3884237619</text:p>
          </table:table-cell>
          <table:table-cell table:formula="of:= [.J87] / [.J187]" office:value-type="float" office:value="0.962831619004993" calcext:value-type="float">
            <text:p>0.962831619</text:p>
          </table:table-cell>
          <table:table-cell table:formula="of:= [.I8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362.830933" calcext:value-type="float">
            <text:p>1362.83093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88] * [.I88] / [.E88]" office:value-type="float" office:value="96.1762730990198" calcext:value-type="float">
            <text:p>96.176273099</text:p>
          </table:table-cell>
          <table:table-cell table:formula="of:= [.J88] / [.J188]" office:value-type="float" office:value="1.65020537290666" calcext:value-type="float">
            <text:p>1.6502053729</text:p>
          </table:table-cell>
          <table:table-cell table:formula="of:= [.I8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989.913696" calcext:value-type="float">
            <text:p>989.91369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89] * [.I89] / [.E89]" office:value-type="float" office:value="132.405481942135" calcext:value-type="float">
            <text:p>132.4054819421</text:p>
          </table:table-cell>
          <table:table-cell table:formula="of:= [.J89] / [.J189]" office:value-type="float" office:value="2.27320493399719" calcext:value-type="float">
            <text:p>2.273204934</text:p>
          </table:table-cell>
          <table:table-cell table:formula="of:= [.I8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697.369995" calcext:value-type="float">
            <text:p>697.36999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90] * [.I90] / [.E90]" office:value-type="float" office:value="187.94614184684" calcext:value-type="float">
            <text:p>187.9461418468</text:p>
          </table:table-cell>
          <table:table-cell table:formula="of:= [.J90] / [.J190]" office:value-type="float" office:value="3.20000701669664" calcext:value-type="float">
            <text:p>3.2000070167</text:p>
          </table:table-cell>
          <table:table-cell table:formula="of:= [.I9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28.862" calcext:value-type="float">
            <text:p>328.86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91] * [.I91] / [.E91]" office:value-type="float" office:value="398.556233313669" calcext:value-type="float">
            <text:p>398.5562333137</text:p>
          </table:table-cell>
          <table:table-cell table:formula="of:= [.J91] / [.J191]" office:value-type="float" office:value="6.78659557838903" calcext:value-type="float">
            <text:p>6.7865955784</text:p>
          </table:table-cell>
          <table:table-cell table:formula="of:= [.I9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37.039307" calcext:value-type="float">
            <text:p>2337.03930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92] * [.I92] / [.E92]" office:value-type="float" office:value="56.0846364917387" calcext:value-type="float">
            <text:p>56.0846364917</text:p>
          </table:table-cell>
          <table:table-cell table:formula="of:= [.J92] / [.J192]" office:value-type="float" office:value="0.958246178099049" calcext:value-type="float">
            <text:p>0.9582461781</text:p>
          </table:table-cell>
          <table:table-cell table:formula="of:= [.I9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370.58728" calcext:value-type="float">
            <text:p>1370.5872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93] * [.I93] / [.E93]" office:value-type="float" office:value="95.6319979855643" calcext:value-type="float">
            <text:p>95.6319979856</text:p>
          </table:table-cell>
          <table:table-cell table:formula="of:= [.J93] / [.J193]" office:value-type="float" office:value="1.63199137598884" calcext:value-type="float">
            <text:p>1.631991376</text:p>
          </table:table-cell>
          <table:table-cell table:formula="of:= [.I9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987.052368" calcext:value-type="float">
            <text:p>987.05236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94] * [.I94] / [.E94]" office:value-type="float" office:value="132.789307081628" calcext:value-type="float">
            <text:p>132.7893070816</text:p>
          </table:table-cell>
          <table:table-cell table:formula="of:= [.J94] / [.J194]" office:value-type="float" office:value="2.26088727720976" calcext:value-type="float">
            <text:p>2.2608872772</text:p>
          </table:table-cell>
          <table:table-cell table:formula="of:= [.I9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686.773987" calcext:value-type="float">
            <text:p>686.77398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95] * [.I95] / [.E95]" office:value-type="float" office:value="190.845900516031" calcext:value-type="float">
            <text:p>190.845900516</text:p>
          </table:table-cell>
          <table:table-cell table:formula="of:= [.J95] / [.J195]" office:value-type="float" office:value="3.25953736410003" calcext:value-type="float">
            <text:p>3.2595373641</text:p>
          </table:table-cell>
          <table:table-cell table:formula="of:= [.I9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25.688324" calcext:value-type="float">
            <text:p>325.68832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96] * [.I96] / [.E96]" office:value-type="float" office:value="402.439972026753" calcext:value-type="float">
            <text:p>402.4399720268</text:p>
          </table:table-cell>
          <table:table-cell table:formula="of:= [.J96] / [.J196]" office:value-type="float" office:value="6.8364245754217" calcext:value-type="float">
            <text:p>6.8364245754</text:p>
          </table:table-cell>
          <table:table-cell table:formula="of:= [.I9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79.099365" calcext:value-type="float">
            <text:p>2379.09936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97] * [.I97] / [.E97]" office:value-type="float" office:value="55.0931171384681" calcext:value-type="float">
            <text:p>55.0931171385</text:p>
          </table:table-cell>
          <table:table-cell table:formula="of:= [.J97] / [.J197]" office:value-type="float" office:value="0.953635126963266" calcext:value-type="float">
            <text:p>0.953635127</text:p>
          </table:table-cell>
          <table:table-cell table:formula="of:= [.I9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381.4104" calcext:value-type="float">
            <text:p>1381.410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98] * [.I98] / [.E98]" office:value-type="float" office:value="94.8827372372468" calcext:value-type="float">
            <text:p>94.8827372372</text:p>
          </table:table-cell>
          <table:table-cell table:formula="of:= [.J98] / [.J198]" office:value-type="float" office:value="1.61705627741039" calcext:value-type="float">
            <text:p>1.6170562774</text:p>
          </table:table-cell>
          <table:table-cell table:formula="of:= [.I9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991.693298" calcext:value-type="float">
            <text:p>991.69329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99] * [.I99] / [.E99]" office:value-type="float" office:value="132.167879186373" calcext:value-type="float">
            <text:p>132.1678791864</text:p>
          </table:table-cell>
          <table:table-cell table:formula="of:= [.J99] / [.J199]" office:value-type="float" office:value="2.25968432817542" calcext:value-type="float">
            <text:p>2.2596843282</text:p>
          </table:table-cell>
          <table:table-cell table:formula="of:= [.I9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694.307007" calcext:value-type="float">
            <text:p>694.30700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00] * [.I100] / [.E100]" office:value-type="float" office:value="188.775280500662" calcext:value-type="float">
            <text:p>188.7752805007</text:p>
          </table:table-cell>
          <table:table-cell table:formula="of:= [.J100] / [.J200]" office:value-type="float" office:value="3.22729723380875" calcext:value-type="float">
            <text:p>3.2272972338</text:p>
          </table:table-cell>
          <table:table-cell table:formula="of:= [.I10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32.94101" calcext:value-type="float">
            <text:p>332.9410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01] * [.I101] / [.E101]" office:value-type="float" office:value="393.673341712996" calcext:value-type="float">
            <text:p>393.673341713</text:p>
          </table:table-cell>
          <table:table-cell table:formula="of:= [.J101] / [.J201]" office:value-type="float" office:value="6.7676663918869" calcext:value-type="float">
            <text:p>6.7676663919</text:p>
          </table:table-cell>
          <table:table-cell table:formula="of:= [.I10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102325" calcext:value-type="float">
            <text:p>292.1023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02] / [.E102]" office:value-type="float" office:value="448.719468426005" calcext:value-type="float">
            <text:p>448.719468426</text:p>
          </table:table-cell>
          <table:table-cell/>
          <table:table-cell table:formula="of:= [.I10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21933" calcext:value-type="float">
            <text:p>288.219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03] / [.E103]" office:value-type="float" office:value="454.764779308869" calcext:value-type="float">
            <text:p>454.7647793089</text:p>
          </table:table-cell>
          <table:table-cell/>
          <table:table-cell table:formula="of:= [.I10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605011" calcext:value-type="float">
            <text:p>289.6050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04] / [.E104]" office:value-type="float" office:value="452.588853857919" calcext:value-type="float">
            <text:p>452.5888538579</text:p>
          </table:table-cell>
          <table:table-cell/>
          <table:table-cell table:formula="of:= [.I10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73233" calcext:value-type="float">
            <text:p>288.732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05] / [.E105]" office:value-type="float" office:value="453.956784125976" calcext:value-type="float">
            <text:p>453.956784126</text:p>
          </table:table-cell>
          <table:table-cell/>
          <table:table-cell table:formula="of:= [.I10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7.443665" calcext:value-type="float">
            <text:p>287.44366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06] / [.E106]" office:value-type="float" office:value="455.991959328796" calcext:value-type="float">
            <text:p>455.9919593288</text:p>
          </table:table-cell>
          <table:table-cell/>
          <table:table-cell table:formula="of:= [.I10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870331" calcext:value-type="float">
            <text:p>289.8703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07] / [.E107]" office:value-type="float" office:value="452.174596647492" calcext:value-type="float">
            <text:p>452.1745966475</text:p>
          </table:table-cell>
          <table:table-cell/>
          <table:table-cell table:formula="of:= [.I10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.383331" calcext:value-type="float">
            <text:p>291.3833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08] / [.E108]" office:value-type="float" office:value="449.826692385502" calcext:value-type="float">
            <text:p>449.8266923855</text:p>
          </table:table-cell>
          <table:table-cell/>
          <table:table-cell table:formula="of:= [.I10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611969" calcext:value-type="float">
            <text:p>292.6119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09] / [.E109]" office:value-type="float" office:value="447.937931069388" calcext:value-type="float">
            <text:p>447.9379310694</text:p>
          </table:table-cell>
          <table:table-cell/>
          <table:table-cell table:formula="of:= [.I10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.190674" calcext:value-type="float">
            <text:p>291.19067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10] / [.E110]" office:value-type="float" office:value="450.124305835427" calcext:value-type="float">
            <text:p>450.1243058354</text:p>
          </table:table-cell>
          <table:table-cell/>
          <table:table-cell table:formula="of:= [.I11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7.838989" calcext:value-type="float">
            <text:p>287.8389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11] / [.E111]" office:value-type="float" office:value="455.365690573628" calcext:value-type="float">
            <text:p>455.3656905736</text:p>
          </table:table-cell>
          <table:table-cell/>
          <table:table-cell table:formula="of:= [.I11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178009" calcext:value-type="float">
            <text:p>288.17800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12] / [.E112]" office:value-type="float" office:value="454.829986697562" calcext:value-type="float">
            <text:p>454.8299866976</text:p>
          </table:table-cell>
          <table:table-cell/>
          <table:table-cell table:formula="of:= [.I11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534668" calcext:value-type="float">
            <text:p>289.53466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13] / [.E113]" office:value-type="float" office:value="452.698811183468" calcext:value-type="float">
            <text:p>452.6988111835</text:p>
          </table:table-cell>
          <table:table-cell/>
          <table:table-cell table:formula="of:= [.I11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648987" calcext:value-type="float">
            <text:p>288.64898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14] / [.E114]" office:value-type="float" office:value="454.087857235404" calcext:value-type="float">
            <text:p>454.0878572354</text:p>
          </table:table-cell>
          <table:table-cell/>
          <table:table-cell table:formula="of:= [.I11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946655" calcext:value-type="float">
            <text:p>289.94665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15] / [.E115]" office:value-type="float" office:value="452.055568635548" calcext:value-type="float">
            <text:p>452.0555686355</text:p>
          </table:table-cell>
          <table:table-cell/>
          <table:table-cell table:formula="of:= [.I11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.762665" calcext:value-type="float">
            <text:p>291.76266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16] / [.E116]" office:value-type="float" office:value="449.24185210606" calcext:value-type="float">
            <text:p>449.2418521061</text:p>
          </table:table-cell>
          <table:table-cell/>
          <table:table-cell table:formula="of:= [.I11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3.030334" calcext:value-type="float">
            <text:p>303.0303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17] / [.E117]" office:value-type="float" office:value="432.537555794662" calcext:value-type="float">
            <text:p>432.5375557947</text:p>
          </table:table-cell>
          <table:table-cell/>
          <table:table-cell table:formula="of:= [.I11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2.103333" calcext:value-type="float">
            <text:p>302.1033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18] / [.E118]" office:value-type="float" office:value="433.864792878667" calcext:value-type="float">
            <text:p>433.8647928787</text:p>
          </table:table-cell>
          <table:table-cell/>
          <table:table-cell table:formula="of:= [.I11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0.360657" calcext:value-type="float">
            <text:p>300.36065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19] / [.E119]" office:value-type="float" office:value="436.382052526939" calcext:value-type="float">
            <text:p>436.3820525269</text:p>
          </table:table-cell>
          <table:table-cell/>
          <table:table-cell table:formula="of:= [.I11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7.402679" calcext:value-type="float">
            <text:p>297.4026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20] / [.E120]" office:value-type="float" office:value="440.722324495268" calcext:value-type="float">
            <text:p>440.7223244953</text:p>
          </table:table-cell>
          <table:table-cell/>
          <table:table-cell table:formula="of:= [.I12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4.221313" calcext:value-type="float">
            <text:p>294.22131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21] / [.E121]" office:value-type="float" office:value="445.487781505482" calcext:value-type="float">
            <text:p>445.4877815055</text:p>
          </table:table-cell>
          <table:table-cell/>
          <table:table-cell table:formula="of:= [.I12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430328" calcext:value-type="float">
            <text:p>290.4303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22] / [.E122]" office:value-type="float" office:value="451.302730340201" calcext:value-type="float">
            <text:p>451.3027303402</text:p>
          </table:table-cell>
          <table:table-cell/>
          <table:table-cell table:formula="of:= [.I12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4.686981" calcext:value-type="float">
            <text:p>294.6869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23] / [.E123]" office:value-type="float" office:value="444.783816221593" calcext:value-type="float">
            <text:p>444.7838162216</text:p>
          </table:table-cell>
          <table:table-cell/>
          <table:table-cell table:formula="of:= [.I12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3.899017" calcext:value-type="float">
            <text:p>293.8990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24] / [.E124]" office:value-type="float" office:value="445.976313013663" calcext:value-type="float">
            <text:p>445.9763130137</text:p>
          </table:table-cell>
          <table:table-cell/>
          <table:table-cell table:formula="of:= [.I12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6.690979" calcext:value-type="float">
            <text:p>296.6909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25] / [.E125]" office:value-type="float" office:value="441.77952576037" calcext:value-type="float">
            <text:p>441.7795257604</text:p>
          </table:table-cell>
          <table:table-cell/>
          <table:table-cell table:formula="of:= [.I12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440674" calcext:value-type="float">
            <text:p>292.44067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26] / [.E126]" office:value-type="float" office:value="448.200307457915" calcext:value-type="float">
            <text:p>448.2003074579</text:p>
          </table:table-cell>
          <table:table-cell/>
          <table:table-cell table:formula="of:= [.I12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4.459351" calcext:value-type="float">
            <text:p>564.45935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27] / [.E127]" office:value-type="float" office:value="232.208040787688" calcext:value-type="float">
            <text:p>232.2080407877</text:p>
          </table:table-cell>
          <table:table-cell/>
          <table:table-cell table:formula="of:= [.I12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054016" calcext:value-type="float">
            <text:p>573.0540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28] / [.E128]" office:value-type="float" office:value="228.725384240218" calcext:value-type="float">
            <text:p>228.7253842402</text:p>
          </table:table-cell>
          <table:table-cell/>
          <table:table-cell table:formula="of:= [.I12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342041" calcext:value-type="float">
            <text:p>565.34204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29] / [.E129]" office:value-type="float" office:value="231.84548555447" calcext:value-type="float">
            <text:p>231.8454855545</text:p>
          </table:table-cell>
          <table:table-cell/>
          <table:table-cell table:formula="of:= [.I12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9.435669" calcext:value-type="float">
            <text:p>569.43566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30] / [.E130]" office:value-type="float" office:value="230.1787666905" calcext:value-type="float">
            <text:p>230.1787666905</text:p>
          </table:table-cell>
          <table:table-cell/>
          <table:table-cell table:formula="of:= [.I13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3.39563" calcext:value-type="float">
            <text:p>563.3956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31] / [.E131]" office:value-type="float" office:value="232.646461954275" calcext:value-type="float">
            <text:p>232.6464619543</text:p>
          </table:table-cell>
          <table:table-cell/>
          <table:table-cell table:formula="of:= [.I13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985657" calcext:value-type="float">
            <text:p>567.98565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32] / [.E132]" office:value-type="float" office:value="230.766390637924" calcext:value-type="float">
            <text:p>230.7663906379</text:p>
          </table:table-cell>
          <table:table-cell/>
          <table:table-cell table:formula="of:= [.I13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79834" calcext:value-type="float">
            <text:p>573.7983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33] / [.E133]" office:value-type="float" office:value="228.428684544469" calcext:value-type="float">
            <text:p>228.4286845445</text:p>
          </table:table-cell>
          <table:table-cell/>
          <table:table-cell table:formula="of:= [.I13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80.510681" calcext:value-type="float">
            <text:p>580.51068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34] / [.E134]" office:value-type="float" office:value="225.787404590408" calcext:value-type="float">
            <text:p>225.7874045904</text:p>
          </table:table-cell>
          <table:table-cell/>
          <table:table-cell table:formula="of:= [.I13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6.54071" calcext:value-type="float">
            <text:p>576.5407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35] / [.E135]" office:value-type="float" office:value="227.342142066603" calcext:value-type="float">
            <text:p>227.3421420666</text:p>
          </table:table-cell>
          <table:table-cell/>
          <table:table-cell table:formula="of:= [.I13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055969" calcext:value-type="float">
            <text:p>565.05596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36] / [.E136]" office:value-type="float" office:value="231.962862425757" calcext:value-type="float">
            <text:p>231.9628624258</text:p>
          </table:table-cell>
          <table:table-cell/>
          <table:table-cell table:formula="of:= [.I13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850342" calcext:value-type="float">
            <text:p>565.85034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37] / [.E137]" office:value-type="float" office:value="231.637219722667" calcext:value-type="float">
            <text:p>231.6372197227</text:p>
          </table:table-cell>
          <table:table-cell/>
          <table:table-cell table:formula="of:= [.I13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4.353333" calcext:value-type="float">
            <text:p>564.35333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38] / [.E138]" office:value-type="float" office:value="232.251662807137" calcext:value-type="float">
            <text:p>232.2516628071</text:p>
          </table:table-cell>
          <table:table-cell/>
          <table:table-cell table:formula="of:= [.I13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4.51001" calcext:value-type="float">
            <text:p>574.510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39] / [.E139]" office:value-type="float" office:value="228.145720211211" calcext:value-type="float">
            <text:p>228.1457202112</text:p>
          </table:table-cell>
          <table:table-cell/>
          <table:table-cell table:formula="of:= [.I13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6.481323" calcext:value-type="float">
            <text:p>576.48132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40] / [.E140]" office:value-type="float" office:value="227.365562023594" calcext:value-type="float">
            <text:p>227.3655620236</text:p>
          </table:table-cell>
          <table:table-cell/>
          <table:table-cell table:formula="of:= [.I14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903992" calcext:value-type="float">
            <text:p>573.90399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41] / [.E141]" office:value-type="float" office:value="228.386632306262" calcext:value-type="float">
            <text:p>228.3866323063</text:p>
          </table:table-cell>
          <table:table-cell/>
          <table:table-cell table:formula="of:= [.I14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9.35199" calcext:value-type="float">
            <text:p>579.3519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42] / [.E142]" office:value-type="float" office:value="226.23897434097" calcext:value-type="float">
            <text:p>226.238974341</text:p>
          </table:table-cell>
          <table:table-cell/>
          <table:table-cell table:formula="of:= [.I14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6.042969" calcext:value-type="float">
            <text:p>576.04296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43] / [.E143]" office:value-type="float" office:value="227.538581414401" calcext:value-type="float">
            <text:p>227.5385814144</text:p>
          </table:table-cell>
          <table:table-cell/>
          <table:table-cell table:formula="of:= [.I14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057983" calcext:value-type="float">
            <text:p>566.05798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44] / [.E144]" office:value-type="float" office:value="231.552250717044" calcext:value-type="float">
            <text:p>231.552250717</text:p>
          </table:table-cell>
          <table:table-cell/>
          <table:table-cell table:formula="of:= [.I14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436035" calcext:value-type="float">
            <text:p>566.43603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45] / [.E145]" office:value-type="float" office:value="231.397707598176" calcext:value-type="float">
            <text:p>231.3977075982</text:p>
          </table:table-cell>
          <table:table-cell/>
          <table:table-cell table:formula="of:= [.I14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3.203003" calcext:value-type="float">
            <text:p>563.20300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46] / [.E146]" office:value-type="float" office:value="232.726031824798" calcext:value-type="float">
            <text:p>232.7260318248</text:p>
          </table:table-cell>
          <table:table-cell/>
          <table:table-cell table:formula="of:= [.I14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0.466675" calcext:value-type="float">
            <text:p>570.46667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47] / [.E147]" office:value-type="float" office:value="229.76276396864" calcext:value-type="float">
            <text:p>229.7627639686</text:p>
          </table:table-cell>
          <table:table-cell/>
          <table:table-cell table:formula="of:= [.I14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365967" calcext:value-type="float">
            <text:p>567.36596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48] / [.E148]" office:value-type="float" office:value="231.018438932908" calcext:value-type="float">
            <text:p>231.0184389329</text:p>
          </table:table-cell>
          <table:table-cell/>
          <table:table-cell table:formula="of:= [.I14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4.632996" calcext:value-type="float">
            <text:p>574.6329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49] / [.E149]" office:value-type="float" office:value="228.096891254744" calcext:value-type="float">
            <text:p>228.0968912547</text:p>
          </table:table-cell>
          <table:table-cell/>
          <table:table-cell table:formula="of:= [.I14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0.606323" calcext:value-type="float">
            <text:p>570.60632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50] / [.E150]" office:value-type="float" office:value="229.706532712222" calcext:value-type="float">
            <text:p>229.7065327122</text:p>
          </table:table-cell>
          <table:table-cell/>
          <table:table-cell table:formula="of:= [.I15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9.076355" calcext:value-type="float">
            <text:p>569.07635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51] / [.E151]" office:value-type="float" office:value="230.32410123594" calcext:value-type="float">
            <text:p>230.3241012359</text:p>
          </table:table-cell>
          <table:table-cell/>
          <table:table-cell table:formula="of:= [.I15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3.524414" calcext:value-type="float">
            <text:p>1123.52441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52] / [.E152]" office:value-type="float" office:value="116.661461350318" calcext:value-type="float">
            <text:p>116.6614613503</text:p>
          </table:table-cell>
          <table:table-cell/>
          <table:table-cell table:formula="of:= [.I15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0.690308" calcext:value-type="float">
            <text:p>1120.69030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53] / [.E153]" office:value-type="float" office:value="116.956485716302" calcext:value-type="float">
            <text:p>116.9564857163</text:p>
          </table:table-cell>
          <table:table-cell/>
          <table:table-cell table:formula="of:= [.I15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927002" calcext:value-type="float">
            <text:p>1122.9270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54] / [.E154]" office:value-type="float" office:value="116.723526788966" calcext:value-type="float">
            <text:p>116.723526789</text:p>
          </table:table-cell>
          <table:table-cell/>
          <table:table-cell table:formula="of:= [.I15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7.477295" calcext:value-type="float">
            <text:p>1127.47729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55] / [.E155]" office:value-type="float" office:value="116.252451895273" calcext:value-type="float">
            <text:p>116.2524518953</text:p>
          </table:table-cell>
          <table:table-cell/>
          <table:table-cell table:formula="of:= [.I15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438965" calcext:value-type="float">
            <text:p>1122.43896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56] / [.E156]" office:value-type="float" office:value="116.774278234363" calcext:value-type="float">
            <text:p>116.7742782344</text:p>
          </table:table-cell>
          <table:table-cell/>
          <table:table-cell table:formula="of:= [.I15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7.500977" calcext:value-type="float">
            <text:p>1127.50097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57] / [.E157]" office:value-type="float" office:value="116.25001013192" calcext:value-type="float">
            <text:p>116.2500101319</text:p>
          </table:table-cell>
          <table:table-cell/>
          <table:table-cell table:formula="of:= [.I15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54895" calcext:value-type="float">
            <text:p>1122.5489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58] / [.E158]" office:value-type="float" office:value="116.762836934639" calcext:value-type="float">
            <text:p>116.7628369346</text:p>
          </table:table-cell>
          <table:table-cell/>
          <table:table-cell table:formula="of:= [.I15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503906" calcext:value-type="float">
            <text:p>1122.50390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59] / [.E159]" office:value-type="float" office:value="116.767522410742" calcext:value-type="float">
            <text:p>116.7675224107</text:p>
          </table:table-cell>
          <table:table-cell/>
          <table:table-cell table:formula="of:= [.I15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0.550049" calcext:value-type="float">
            <text:p>1130.55004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60] / [.E160]" office:value-type="float" office:value="115.93648606352" calcext:value-type="float">
            <text:p>115.9364860635</text:p>
          </table:table-cell>
          <table:table-cell/>
          <table:table-cell table:formula="of:= [.I16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1.726685" calcext:value-type="float">
            <text:p>1131.72668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61] / [.E161]" office:value-type="float" office:value="115.815948971814" calcext:value-type="float">
            <text:p>115.8159489718</text:p>
          </table:table-cell>
          <table:table-cell/>
          <table:table-cell table:formula="of:= [.I16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6.747681" calcext:value-type="float">
            <text:p>1126.74768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62] / [.E162]" office:value-type="float" office:value="116.327729988024" calcext:value-type="float">
            <text:p>116.327729988</text:p>
          </table:table-cell>
          <table:table-cell/>
          <table:table-cell table:formula="of:= [.I16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6.142944" calcext:value-type="float">
            <text:p>1126.14294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63] / [.E163]" office:value-type="float" office:value="116.390197797128" calcext:value-type="float">
            <text:p>116.3901977971</text:p>
          </table:table-cell>
          <table:table-cell/>
          <table:table-cell table:formula="of:= [.I16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1.014648" calcext:value-type="float">
            <text:p>1131.01464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64] / [.E164]" office:value-type="float" office:value="115.888861591473" calcext:value-type="float">
            <text:p>115.8888615915</text:p>
          </table:table-cell>
          <table:table-cell/>
          <table:table-cell table:formula="of:= [.I16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7.185669" calcext:value-type="float">
            <text:p>1127.18566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65] / [.E165]" office:value-type="float" office:value="116.282528783641" calcext:value-type="float">
            <text:p>116.2825287836</text:p>
          </table:table-cell>
          <table:table-cell/>
          <table:table-cell table:formula="of:= [.I16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5.112915" calcext:value-type="float">
            <text:p>1125.11291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66] / [.E166]" office:value-type="float" office:value="116.496751794908" calcext:value-type="float">
            <text:p>116.4967517949</text:p>
          </table:table-cell>
          <table:table-cell/>
          <table:table-cell table:formula="of:= [.I16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5.542969" calcext:value-type="float">
            <text:p>1135.54296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67] / [.E167]" office:value-type="float" office:value="115.426719708746" calcext:value-type="float">
            <text:p>115.4267197087</text:p>
          </table:table-cell>
          <table:table-cell/>
          <table:table-cell table:formula="of:= [.I16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673096" calcext:value-type="float">
            <text:p>1124.67309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68] / [.E168]" office:value-type="float" office:value="116.542309464118" calcext:value-type="float">
            <text:p>116.5423094641</text:p>
          </table:table-cell>
          <table:table-cell/>
          <table:table-cell table:formula="of:= [.I16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0.534424" calcext:value-type="float">
            <text:p>1120.53442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69] / [.E169]" office:value-type="float" office:value="116.972756206908" calcext:value-type="float">
            <text:p>116.9727562069</text:p>
          </table:table-cell>
          <table:table-cell/>
          <table:table-cell table:formula="of:= [.I16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7.668335" calcext:value-type="float">
            <text:p>1117.66833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70] / [.E170]" office:value-type="float" office:value="117.272714897126" calcext:value-type="float">
            <text:p>117.2727148971</text:p>
          </table:table-cell>
          <table:table-cell/>
          <table:table-cell table:formula="of:= [.I17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0.602905" calcext:value-type="float">
            <text:p>1120.60290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71] / [.E171]" office:value-type="float" office:value="116.965607901936" calcext:value-type="float">
            <text:p>116.9656079019</text:p>
          </table:table-cell>
          <table:table-cell/>
          <table:table-cell table:formula="of:= [.I17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1.23938" calcext:value-type="float">
            <text:p>1141.2393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72] / [.E172]" office:value-type="float" office:value="114.850575871295" calcext:value-type="float">
            <text:p>114.8505758713</text:p>
          </table:table-cell>
          <table:table-cell/>
          <table:table-cell table:formula="of:= [.I17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5.715454" calcext:value-type="float">
            <text:p>1125.71545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73] / [.E173]" office:value-type="float" office:value="116.434396928871" calcext:value-type="float">
            <text:p>116.4343969289</text:p>
          </table:table-cell>
          <table:table-cell/>
          <table:table-cell table:formula="of:= [.I17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3.944702" calcext:value-type="float">
            <text:p>1133.9447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74] / [.E174]" office:value-type="float" office:value="115.589410814144" calcext:value-type="float">
            <text:p>115.5894108141</text:p>
          </table:table-cell>
          <table:table-cell/>
          <table:table-cell table:formula="of:= [.I17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7.866699" calcext:value-type="float">
            <text:p>1137.86669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75] / [.E175]" office:value-type="float" office:value="115.190997429832" calcext:value-type="float">
            <text:p>115.1909974298</text:p>
          </table:table-cell>
          <table:table-cell/>
          <table:table-cell table:formula="of:= [.I17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2.349976" calcext:value-type="float">
            <text:p>1132.34997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76] / [.E176]" office:value-type="float" office:value="115.752199212304" calcext:value-type="float">
            <text:p>115.7521992123</text:p>
          </table:table-cell>
          <table:table-cell/>
          <table:table-cell table:formula="of:= [.I17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1.232178" calcext:value-type="float">
            <text:p>2231.23217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77] / [.E177]" office:value-type="float" office:value="58.7442227179999" calcext:value-type="float">
            <text:p>58.744222718</text:p>
          </table:table-cell>
          <table:table-cell/>
          <table:table-cell table:formula="of:= [.I17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7.641357" calcext:value-type="float">
            <text:p>2237.64135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78] / [.E178]" office:value-type="float" office:value="58.5759641910301" calcext:value-type="float">
            <text:p>58.575964191</text:p>
          </table:table-cell>
          <table:table-cell/>
          <table:table-cell table:formula="of:= [.I17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6.880371" calcext:value-type="float">
            <text:p>2236.88037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79] / [.E179]" office:value-type="float" office:value="58.5958917156594" calcext:value-type="float">
            <text:p>58.5958917157</text:p>
          </table:table-cell>
          <table:table-cell/>
          <table:table-cell table:formula="of:= [.I17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8.996094" calcext:value-type="float">
            <text:p>2228.99609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80] / [.E180]" office:value-type="float" office:value="58.8031537393982" calcext:value-type="float">
            <text:p>58.8031537394</text:p>
          </table:table-cell>
          <table:table-cell/>
          <table:table-cell table:formula="of:= [.I18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2.104736" calcext:value-type="float">
            <text:p>2232.10473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81] / [.E181]" office:value-type="float" office:value="58.721258857631" calcext:value-type="float">
            <text:p>58.7212588576</text:p>
          </table:table-cell>
          <table:table-cell/>
          <table:table-cell table:formula="of:= [.I18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6.796631" calcext:value-type="float">
            <text:p>2236.79663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82] / [.E182]" office:value-type="float" office:value="58.5980853974203" calcext:value-type="float">
            <text:p>58.5980853974</text:p>
          </table:table-cell>
          <table:table-cell/>
          <table:table-cell table:formula="of:= [.I18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0.604004" calcext:value-type="float">
            <text:p>2230.60400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83] / [.E183]" office:value-type="float" office:value="58.7607660368927" calcext:value-type="float">
            <text:p>58.7607660369</text:p>
          </table:table-cell>
          <table:table-cell/>
          <table:table-cell table:formula="of:= [.I18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5.982178" calcext:value-type="float">
            <text:p>2235.98217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84] / [.E184]" office:value-type="float" office:value="58.6194296580838" calcext:value-type="float">
            <text:p>58.6194296581</text:p>
          </table:table-cell>
          <table:table-cell/>
          <table:table-cell table:formula="of:= [.I18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3.261963" calcext:value-type="float">
            <text:p>2233.26196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85] / [.E185]" office:value-type="float" office:value="58.6908307988766" calcext:value-type="float">
            <text:p>58.6908307989</text:p>
          </table:table-cell>
          <table:table-cell/>
          <table:table-cell table:formula="of:= [.I18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84.671631" calcext:value-type="float">
            <text:p>2284.67163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86] / [.E186]" office:value-type="float" office:value="57.3701700592438" calcext:value-type="float">
            <text:p>57.3701700592</text:p>
          </table:table-cell>
          <table:table-cell/>
          <table:table-cell table:formula="of:= [.I18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8.052734" calcext:value-type="float">
            <text:p>2238.05273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87] / [.E187]" office:value-type="float" office:value="58.5651973292601" calcext:value-type="float">
            <text:p>58.5651973293</text:p>
          </table:table-cell>
          <table:table-cell/>
          <table:table-cell table:formula="of:= [.I18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8.950928" calcext:value-type="float">
            <text:p>2248.95092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88] / [.E188]" office:value-type="float" office:value="58.2813961692631" calcext:value-type="float">
            <text:p>58.2813961693</text:p>
          </table:table-cell>
          <table:table-cell/>
          <table:table-cell table:formula="of:= [.I18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0.311035" calcext:value-type="float">
            <text:p>2250.31103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89] / [.E189]" office:value-type="float" office:value="58.2461704010619" calcext:value-type="float">
            <text:p>58.2461704011</text:p>
          </table:table-cell>
          <table:table-cell/>
          <table:table-cell table:formula="of:= [.I18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1.656982" calcext:value-type="float">
            <text:p>2231.65698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90] / [.E190]" office:value-type="float" office:value="58.7330405421598" calcext:value-type="float">
            <text:p>58.7330405422</text:p>
          </table:table-cell>
          <table:table-cell/>
          <table:table-cell table:formula="of:= [.I19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1.887451" calcext:value-type="float">
            <text:p>2231.88745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91] / [.E191]" office:value-type="float" office:value="58.7269756551895" calcext:value-type="float">
            <text:p>58.7269756552</text:p>
          </table:table-cell>
          <table:table-cell/>
          <table:table-cell table:formula="of:= [.I19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9.458984" calcext:value-type="float">
            <text:p>2239.45898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92] / [.E192]" office:value-type="float" office:value="58.5284217913589" calcext:value-type="float">
            <text:p>58.5284217914</text:p>
          </table:table-cell>
          <table:table-cell/>
          <table:table-cell table:formula="of:= [.I19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6.786621" calcext:value-type="float">
            <text:p>2236.78662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93] / [.E193]" office:value-type="float" office:value="58.5983476338041" calcext:value-type="float">
            <text:p>58.5983476338</text:p>
          </table:table-cell>
          <table:table-cell/>
          <table:table-cell table:formula="of:= [.I19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1.648193" calcext:value-type="float">
            <text:p>2231.64819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94] / [.E194]" office:value-type="float" office:value="58.7332718531231" calcext:value-type="float">
            <text:p>58.7332718531</text:p>
          </table:table-cell>
          <table:table-cell/>
          <table:table-cell table:formula="of:= [.I19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8.633789" calcext:value-type="float">
            <text:p>2238.63378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195] / [.E195]" office:value-type="float" office:value="58.5499962718556" calcext:value-type="float">
            <text:p>58.5499962719</text:p>
          </table:table-cell>
          <table:table-cell/>
          <table:table-cell table:formula="of:= [.I19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6.577637" calcext:value-type="float">
            <text:p>2226.57763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196] / [.E196]" office:value-type="float" office:value="58.8670243614775" calcext:value-type="float">
            <text:p>58.8670243615</text:p>
          </table:table-cell>
          <table:table-cell/>
          <table:table-cell table:formula="of:= [.I19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68.792725" calcext:value-type="float">
            <text:p>2268.79272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1" calcext:value-type="float">
            <text:p>1</text:p>
          </table:table-cell>
          <table:table-cell table:formula="of:= [.D197] / [.E197]" office:value-type="float" office:value="57.7716944151432" calcext:value-type="float">
            <text:p>57.7716944151</text:p>
          </table:table-cell>
          <table:table-cell/>
          <table:table-cell table:formula="of:= [.I19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3.818359" calcext:value-type="float">
            <text:p>2233.81835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2" calcext:value-type="float">
            <text:p>2</text:p>
          </table:table-cell>
          <table:table-cell table:formula="of:= [.D198] / [.E198]" office:value-type="float" office:value="58.6762121780914" calcext:value-type="float">
            <text:p>58.6762121781</text:p>
          </table:table-cell>
          <table:table-cell/>
          <table:table-cell table:formula="of:= [.I19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0.947998" calcext:value-type="float">
            <text:p>2240.94799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3" calcext:value-type="float">
            <text:p>3</text:p>
          </table:table-cell>
          <table:table-cell table:formula="of:= [.D199] / [.E199]" office:value-type="float" office:value="58.4895321609333" calcext:value-type="float">
            <text:p>58.4895321609</text:p>
          </table:table-cell>
          <table:table-cell/>
          <table:table-cell table:formula="of:= [.I19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0.803467" calcext:value-type="float">
            <text:p>2240.80346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7" calcext:value-type="float">
            <text:p>7</text:p>
          </table:table-cell>
          <table:table-cell table:formula="of:= [.D200] / [.E200]" office:value-type="float" office:value="58.4933047142594" calcext:value-type="float">
            <text:p>58.4933047143</text:p>
          </table:table-cell>
          <table:table-cell/>
          <table:table-cell table:formula="of:= [.I20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4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3.268066" calcext:value-type="float">
            <text:p>2253.26806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wesome</text:p>
          </table:table-cell>
          <table:table-cell office:value-type="float" office:value="15" calcext:value-type="float">
            <text:p>15</text:p>
          </table:table-cell>
          <table:table-cell table:formula="of:= [.D201] / [.E201]" office:value-type="float" office:value="58.1697322115246" calcext:value-type="float">
            <text:p>58.1697322115</text:p>
          </table:table-cell>
          <table:table-cell/>
          <table:table-cell table:formula="of:= [.I201] + 1" office:value-type="float" office:value="16" calcext:value-type="float">
            <text:p>16</text:p>
          </table:table-cell>
        </table:table-row>
        <table:table-row table:style-name="ro1" table:number-rows-repeated="104837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L1048576">
          <table:sort>
            <table:sort-by table:field-number="2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23:01:19.236623723</dc:date>
    <dc:creator>Minke Zhang</dc:creator>
    <meta:generator>LibreOffice/4.1.3.2$Linux_X86_64 LibreOffice_project/410m0$Build-2</meta:generator>
    <meta:editing-duration>PT20M21S</meta:editing-duration>
    <meta:editing-cycles>10</meta:editing-cycles>
    <meta:document-statistic meta:table-count="1" meta:cell-count="23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5.552cm" svg:y="0.39cm" chart:style-name="ch2">
          <text:p>Speedup vs. Threads (awesome)</text:p>
        </chart:title>
        <chart:subtitle svg:x="7.1cm" svg:y="1.449cm" chart:style-name="ch3">
          <text:p>exponential packets</text:p>
        </chart:subtitle>
        <chart:legend chart:legend-position="end" svg:x="14.162cm" svg:y="1.32cm" style:legend-expansion="high" chart:style-name="ch4"/>
        <chart:plot-area chart:style-name="ch5" table:cell-range-address="Sheet1.K2:Sheet1.L6 Sheet1.F2:Sheet1.G2 Sheet1.F7:Sheet1.G7 Sheet1.K7:Sheet1.K101 Sheet1.F12:Sheet1.G12 Sheet1.F17:Sheet1.G17 Sheet1.F22:Sheet1.G22 Sheet1.F27:Sheet1.G27 Sheet1.F32:Sheet1.G32 Sheet1.F37:Sheet1.G37 Sheet1.F42:Sheet1.G42 Sheet1.F47:Sheet1.G47 Sheet1.F52:Sheet1.G52 Sheet1.F57:Sheet1.G57 Sheet1.F62:Sheet1.G62 Sheet1.F67:Sheet1.G67 Sheet1.F72:Sheet1.G72 Sheet1.F77:Sheet1.G77 Sheet1.F82:Sheet1.G82 Sheet1.F87:Sheet1.G87 Sheet1.F92:Sheet1.G92 Sheet1.F97:Sheet1.G97" chart:data-source-has-labels="row" svg:x="1.366cm" svg:y="2.666cm" svg:width="12.086cm" svg:height="8.8cm">
          <chartooo:coordinate-region svg:x="1.802cm" svg:y="2.866cm" svg:width="11.463cm" svg:height="7.953cm"/>
          <chart:axis chart:dimension="x" chart:name="primary-x" chart:style-name="ch6">
            <chart:title svg:x="6.28cm" svg:y="11.72cm" chart:style-name="ch7">
              <text:p>threads (N + 1)</text:p>
            </chart:title>
            <chart:grid chart:style-name="ch8" chart:class="major"/>
          </chart:axis>
          <chart:axis chart:dimension="y" chart:name="primary-y" chart:style-name="ch6">
            <chart:title svg:x="0.451cm" svg:y="7.758cm" chart:style-name="ch9">
              <text:p>speedup</text:p>
            </chart:title>
            <chart:grid chart:style-name="ch8" chart:class="major"/>
          </chart:axis>
          <chart:series chart:style-name="ch10" chart:values-cell-range-address="Sheet1.K2:Sheet1.K6" chart:label-cell-address="Sheet1.F2:Sheet1.G2" chart:class="chart:scatter">
            <chart:domain table:cell-range-address="Sheet1.L2:Sheet1.L6"/>
            <chart:data-point chart:repeated="5"/>
          </chart:series>
          <chart:series chart:style-name="ch11" chart:values-cell-range-address="Sheet1.K7:Sheet1.K11" chart:label-cell-address="Sheet1.F7:Sheet1.G7" chart:class="chart:scatter">
            <chart:data-point chart:repeated="5"/>
          </chart:series>
          <chart:series chart:style-name="ch12" chart:values-cell-range-address="Sheet1.K12:Sheet1.K16" chart:label-cell-address="Sheet1.F12:Sheet1.G12" chart:class="chart:scatter">
            <chart:data-point chart:repeated="5"/>
          </chart:series>
          <chart:series chart:style-name="ch13" chart:values-cell-range-address="Sheet1.K17:Sheet1.K21" chart:label-cell-address="Sheet1.F17:Sheet1.G17" chart:class="chart:scatter">
            <chart:data-point chart:repeated="5"/>
          </chart:series>
          <chart:series chart:style-name="ch14" chart:values-cell-range-address="Sheet1.K22:Sheet1.K26" chart:label-cell-address="Sheet1.F22:Sheet1.G22" chart:class="chart:scatter">
            <chart:data-point chart:repeated="5"/>
          </chart:series>
          <chart:series chart:style-name="ch15" chart:values-cell-range-address="Sheet1.K27:Sheet1.K31" chart:label-cell-address="Sheet1.F27:Sheet1.G27" chart:class="chart:scatter">
            <chart:data-point chart:repeated="5"/>
          </chart:series>
          <chart:series chart:style-name="ch16" chart:values-cell-range-address="Sheet1.K32:Sheet1.K36" chart:label-cell-address="Sheet1.F32:Sheet1.G32" chart:class="chart:scatter">
            <chart:data-point chart:repeated="5"/>
          </chart:series>
          <chart:series chart:style-name="ch17" chart:values-cell-range-address="Sheet1.K37:Sheet1.K41" chart:label-cell-address="Sheet1.F37:Sheet1.G37" chart:class="chart:scatter">
            <chart:data-point chart:repeated="5"/>
          </chart:series>
          <chart:series chart:style-name="ch18" chart:values-cell-range-address="Sheet1.K42:Sheet1.K46" chart:label-cell-address="Sheet1.F42:Sheet1.G42" chart:class="chart:scatter">
            <chart:data-point chart:repeated="5"/>
          </chart:series>
          <chart:series chart:style-name="ch19" chart:values-cell-range-address="Sheet1.K47:Sheet1.K51" chart:label-cell-address="Sheet1.F47:Sheet1.G47" chart:class="chart:scatter">
            <chart:data-point chart:repeated="5"/>
          </chart:series>
          <chart:series chart:style-name="ch10" chart:values-cell-range-address="Sheet1.K52:Sheet1.K56" chart:label-cell-address="Sheet1.F52:Sheet1.G52" chart:class="chart:scatter">
            <chart:data-point chart:repeated="5"/>
          </chart:series>
          <chart:series chart:style-name="ch11" chart:values-cell-range-address="Sheet1.K57:Sheet1.K61" chart:label-cell-address="Sheet1.F57:Sheet1.G57" chart:class="chart:scatter">
            <chart:data-point chart:repeated="5"/>
          </chart:series>
          <chart:series chart:style-name="ch12" chart:values-cell-range-address="Sheet1.K62:Sheet1.K66" chart:label-cell-address="Sheet1.F62:Sheet1.G62" chart:class="chart:scatter">
            <chart:data-point chart:repeated="5"/>
          </chart:series>
          <chart:series chart:style-name="ch13" chart:values-cell-range-address="Sheet1.K67:Sheet1.K71" chart:label-cell-address="Sheet1.F67:Sheet1.G67" chart:class="chart:scatter">
            <chart:data-point chart:repeated="5"/>
          </chart:series>
          <chart:series chart:style-name="ch14" chart:values-cell-range-address="Sheet1.K72:Sheet1.K76" chart:label-cell-address="Sheet1.F72:Sheet1.G72" chart:class="chart:scatter">
            <chart:data-point chart:repeated="5"/>
          </chart:series>
          <chart:series chart:style-name="ch16" chart:values-cell-range-address="Sheet1.K77:Sheet1.K81" chart:label-cell-address="Sheet1.F77:Sheet1.G77" chart:class="chart:scatter">
            <chart:data-point chart:repeated="5"/>
          </chart:series>
          <chart:series chart:style-name="ch17" chart:values-cell-range-address="Sheet1.K82:Sheet1.K86" chart:label-cell-address="Sheet1.F82:Sheet1.G82" chart:class="chart:scatter">
            <chart:data-point chart:repeated="5"/>
          </chart:series>
          <chart:series chart:style-name="ch18" chart:values-cell-range-address="Sheet1.K87:Sheet1.K91" chart:label-cell-address="Sheet1.F87:Sheet1.G87" chart:class="chart:scatter">
            <chart:data-point chart:repeated="5"/>
          </chart:series>
          <chart:series chart:style-name="ch19" chart:values-cell-range-address="Sheet1.K92:Sheet1.K96" chart:label-cell-address="Sheet1.F92:Sheet1.G92" chart:class="chart:scatter">
            <chart:data-point chart:repeated="5"/>
          </chart:series>
          <chart:series chart:style-name="ch15" chart:values-cell-range-address="Sheet1.K97:Sheet1.K101" chart:label-cell-address="Sheet1.F97:Sheet1.G97" chart:class="chart:scatter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000 Anderson</text:p>
                <text:list>
                  <text:list-item>
                    <text:p>1000</text:p>
                  </text:list-item>
                  <text:list-item>
                    <text:p>Anderson</text:p>
                  </text:list-item>
                </text:list>
                <draw:g>
                  <svg:desc>Sheet1.F2:Sheet1.G2</svg:desc>
                </draw:g>
              </table:table-cell>
              <table:table-cell office:value-type="string">
                <text:p>1000 backoff</text:p>
                <text:list>
                  <text:list-item>
                    <text:p>1000</text:p>
                  </text:list-item>
                  <text:list-item>
                    <text:p>backoff</text:p>
                  </text:list-item>
                </text:list>
                <draw:g>
                  <svg:desc>Sheet1.F7:Sheet1.G7</svg:desc>
                </draw:g>
              </table:table-cell>
              <table:table-cell office:value-type="string">
                <text:p>1000 CLH</text:p>
                <text:list>
                  <text:list-item>
                    <text:p>1000</text:p>
                  </text:list-item>
                  <text:list-item>
                    <text:p>CLH</text:p>
                  </text:list-item>
                </text:list>
                <draw:g>
                  <svg:desc>Sheet1.F12:Sheet1.G12</svg:desc>
                </draw:g>
              </table:table-cell>
              <table:table-cell office:value-type="string">
                <text:p>1000 mutex</text:p>
                <text:list>
                  <text:list-item>
                    <text:p>1000</text:p>
                  </text:list-item>
                  <text:list-item>
                    <text:p>mutex</text:p>
                  </text:list-item>
                </text:list>
                <draw:g>
                  <svg:desc>Sheet1.F17:Sheet1.G17</svg:desc>
                </draw:g>
              </table:table-cell>
              <table:table-cell office:value-type="string">
                <text:p>1000 TAS</text:p>
                <text:list>
                  <text:list-item>
                    <text:p>1000</text:p>
                  </text:list-item>
                  <text:list-item>
                    <text:p>TAS</text:p>
                  </text:list-item>
                </text:list>
                <draw:g>
                  <svg:desc>Sheet1.F22:Sheet1.G22</svg:desc>
                </draw:g>
              </table:table-cell>
              <table:table-cell office:value-type="string">
                <text:p>2000 Anderson</text:p>
                <text:list>
                  <text:list-item>
                    <text:p>2000</text:p>
                  </text:list-item>
                  <text:list-item>
                    <text:p>Anderson</text:p>
                  </text:list-item>
                </text:list>
                <draw:g>
                  <svg:desc>Sheet1.F27:Sheet1.G27</svg:desc>
                </draw:g>
              </table:table-cell>
              <table:table-cell office:value-type="string">
                <text:p>2000 backoff</text:p>
                <text:list>
                  <text:list-item>
                    <text:p>2000</text:p>
                  </text:list-item>
                  <text:list-item>
                    <text:p>backoff</text:p>
                  </text:list-item>
                </text:list>
                <draw:g>
                  <svg:desc>Sheet1.F32:Sheet1.G32</svg:desc>
                </draw:g>
              </table:table-cell>
              <table:table-cell office:value-type="string">
                <text:p>2000 CLH</text:p>
                <text:list>
                  <text:list-item>
                    <text:p>2000</text:p>
                  </text:list-item>
                  <text:list-item>
                    <text:p>CLH</text:p>
                  </text:list-item>
                </text:list>
                <draw:g>
                  <svg:desc>Sheet1.F37:Sheet1.G37</svg:desc>
                </draw:g>
              </table:table-cell>
              <table:table-cell office:value-type="string">
                <text:p>2000 mutex</text:p>
                <text:list>
                  <text:list-item>
                    <text:p>2000</text:p>
                  </text:list-item>
                  <text:list-item>
                    <text:p>mutex</text:p>
                  </text:list-item>
                </text:list>
                <draw:g>
                  <svg:desc>Sheet1.F42:Sheet1.G42</svg:desc>
                </draw:g>
              </table:table-cell>
              <table:table-cell office:value-type="string">
                <text:p>2000 TAS</text:p>
                <text:list>
                  <text:list-item>
                    <text:p>2000</text:p>
                  </text:list-item>
                  <text:list-item>
                    <text:p>TAS</text:p>
                  </text:list-item>
                </text:list>
                <draw:g>
                  <svg:desc>Sheet1.F47:Sheet1.G47</svg:desc>
                </draw:g>
              </table:table-cell>
              <table:table-cell office:value-type="string">
                <text:p>4000 Anderson</text:p>
                <text:list>
                  <text:list-item>
                    <text:p>4000</text:p>
                  </text:list-item>
                  <text:list-item>
                    <text:p>Anderson</text:p>
                  </text:list-item>
                </text:list>
                <draw:g>
                  <svg:desc>Sheet1.F52:Sheet1.G52</svg:desc>
                </draw:g>
              </table:table-cell>
              <table:table-cell office:value-type="string">
                <text:p>4000 backoff</text:p>
                <text:list>
                  <text:list-item>
                    <text:p>4000</text:p>
                  </text:list-item>
                  <text:list-item>
                    <text:p>backoff</text:p>
                  </text:list-item>
                </text:list>
                <draw:g>
                  <svg:desc>Sheet1.F57:Sheet1.G57</svg:desc>
                </draw:g>
              </table:table-cell>
              <table:table-cell office:value-type="string">
                <text:p>4000 CLH</text:p>
                <text:list>
                  <text:list-item>
                    <text:p>4000</text:p>
                  </text:list-item>
                  <text:list-item>
                    <text:p>CLH</text:p>
                  </text:list-item>
                </text:list>
                <draw:g>
                  <svg:desc>Sheet1.F62:Sheet1.G62</svg:desc>
                </draw:g>
              </table:table-cell>
              <table:table-cell office:value-type="string">
                <text:p>4000 mutex</text:p>
                <text:list>
                  <text:list-item>
                    <text:p>4000</text:p>
                  </text:list-item>
                  <text:list-item>
                    <text:p>mutex</text:p>
                  </text:list-item>
                </text:list>
                <draw:g>
                  <svg:desc>Sheet1.F67:Sheet1.G67</svg:desc>
                </draw:g>
              </table:table-cell>
              <table:table-cell office:value-type="string">
                <text:p>4000 TAS</text:p>
                <text:list>
                  <text:list-item>
                    <text:p>4000</text:p>
                  </text:list-item>
                  <text:list-item>
                    <text:p>TAS</text:p>
                  </text:list-item>
                </text:list>
                <draw:g>
                  <svg:desc>Sheet1.F72:Sheet1.G72</svg:desc>
                </draw:g>
              </table:table-cell>
              <table:table-cell office:value-type="string">
                <text:p>8000 Anderson</text:p>
                <text:list>
                  <text:list-item>
                    <text:p>8000</text:p>
                  </text:list-item>
                  <text:list-item>
                    <text:p>Anderson</text:p>
                  </text:list-item>
                </text:list>
                <draw:g>
                  <svg:desc>Sheet1.F77:Sheet1.G77</svg:desc>
                </draw:g>
              </table:table-cell>
              <table:table-cell office:value-type="string">
                <text:p>8000 backoff</text:p>
                <text:list>
                  <text:list-item>
                    <text:p>8000</text:p>
                  </text:list-item>
                  <text:list-item>
                    <text:p>backoff</text:p>
                  </text:list-item>
                </text:list>
                <draw:g>
                  <svg:desc>Sheet1.F82:Sheet1.G82</svg:desc>
                </draw:g>
              </table:table-cell>
              <table:table-cell office:value-type="string">
                <text:p>8000 CLH</text:p>
                <text:list>
                  <text:list-item>
                    <text:p>8000</text:p>
                  </text:list-item>
                  <text:list-item>
                    <text:p>CLH</text:p>
                  </text:list-item>
                </text:list>
                <draw:g>
                  <svg:desc>Sheet1.F87:Sheet1.G87</svg:desc>
                </draw:g>
              </table:table-cell>
              <table:table-cell office:value-type="string">
                <text:p>8000 mutex</text:p>
                <text:list>
                  <text:list-item>
                    <text:p>8000</text:p>
                  </text:list-item>
                  <text:list-item>
                    <text:p>mutex</text:p>
                  </text:list-item>
                </text:list>
                <draw:g>
                  <svg:desc>Sheet1.F92:Sheet1.G92</svg:desc>
                </draw:g>
              </table:table-cell>
              <table:table-cell office:value-type="string">
                <text:p>8000 TAS</text:p>
                <text:list>
                  <text:list-item>
                    <text:p>8000</text:p>
                  </text:list-item>
                  <text:list-item>
                    <text:p>TAS</text:p>
                  </text:list-item>
                </text:list>
                <draw:g>
                  <svg:desc>Sheet1.F97:Sheet1.G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L2:Sheet1.L6</svg:desc>
                </draw:g>
              </table:table-cell>
              <table:table-cell office:value-type="float" office:value="0.792253623791036">
                <text:p>0.792253623791036</text:p>
                <draw:g>
                  <svg:desc>Sheet1.K2:Sheet1.K6</svg:desc>
                </draw:g>
              </table:table-cell>
              <table:table-cell office:value-type="float" office:value="0.739420459297661">
                <text:p>0.739420459297661</text:p>
                <draw:g>
                  <svg:desc>Sheet1.K7:Sheet1.K11</svg:desc>
                </draw:g>
              </table:table-cell>
              <table:table-cell office:value-type="float" office:value="0.764604132019003">
                <text:p>0.764604132019003</text:p>
                <draw:g>
                  <svg:desc>Sheet1.K12:Sheet1.K16</svg:desc>
                </draw:g>
              </table:table-cell>
              <table:table-cell office:value-type="float" office:value="0.784255554096992">
                <text:p>0.784255554096992</text:p>
                <draw:g>
                  <svg:desc>Sheet1.K17:Sheet1.K21</svg:desc>
                </draw:g>
              </table:table-cell>
              <table:table-cell office:value-type="float" office:value="0.798629270708374">
                <text:p>0.798629270708374</text:p>
                <draw:g>
                  <svg:desc>Sheet1.K22:Sheet1.K26</svg:desc>
                </draw:g>
              </table:table-cell>
              <table:table-cell office:value-type="float" office:value="0.873386265538788">
                <text:p>0.873386265538788</text:p>
                <draw:g>
                  <svg:desc>Sheet1.K27:Sheet1.K31</svg:desc>
                </draw:g>
              </table:table-cell>
              <table:table-cell office:value-type="float" office:value="0.8641434515449">
                <text:p>0.8641434515449</text:p>
                <draw:g>
                  <svg:desc>Sheet1.K32:Sheet1.K36</svg:desc>
                </draw:g>
              </table:table-cell>
              <table:table-cell office:value-type="float" office:value="0.877379841376054">
                <text:p>0.877379841376054</text:p>
                <draw:g>
                  <svg:desc>Sheet1.K37:Sheet1.K41</svg:desc>
                </draw:g>
              </table:table-cell>
              <table:table-cell office:value-type="float" office:value="0.867276122790285">
                <text:p>0.867276122790285</text:p>
                <draw:g>
                  <svg:desc>Sheet1.K42:Sheet1.K46</svg:desc>
                </draw:g>
              </table:table-cell>
              <table:table-cell office:value-type="float" office:value="0.861781637835013">
                <text:p>0.861781637835013</text:p>
                <draw:g>
                  <svg:desc>Sheet1.K47:Sheet1.K51</svg:desc>
                </draw:g>
              </table:table-cell>
              <table:table-cell office:value-type="float" office:value="0.924230731683347">
                <text:p>0.924230731683347</text:p>
                <draw:g>
                  <svg:desc>Sheet1.K52:Sheet1.K56</svg:desc>
                </draw:g>
              </table:table-cell>
              <table:table-cell office:value-type="float" office:value="0.913108515122141">
                <text:p>0.913108515122141</text:p>
                <draw:g>
                  <svg:desc>Sheet1.K57:Sheet1.K61</svg:desc>
                </draw:g>
              </table:table-cell>
              <table:table-cell office:value-type="float" office:value="0.917526267383657">
                <text:p>0.917526267383657</text:p>
                <draw:g>
                  <svg:desc>Sheet1.K62:Sheet1.K66</svg:desc>
                </draw:g>
              </table:table-cell>
              <table:table-cell office:value-type="float" office:value="0.940478612268326">
                <text:p>0.940478612268326</text:p>
                <draw:g>
                  <svg:desc>Sheet1.K67:Sheet1.K71</svg:desc>
                </draw:g>
              </table:table-cell>
              <table:table-cell office:value-type="float" office:value="0.922690841194931">
                <text:p>0.922690841194931</text:p>
                <draw:g>
                  <svg:desc>Sheet1.K72:Sheet1.K76</svg:desc>
                </draw:g>
              </table:table-cell>
              <table:table-cell office:value-type="float" office:value="0.956607428949971">
                <text:p>0.956607428949971</text:p>
                <draw:g>
                  <svg:desc>Sheet1.K77:Sheet1.K81</svg:desc>
                </draw:g>
              </table:table-cell>
              <table:table-cell office:value-type="float" office:value="0.958718846696934">
                <text:p>0.958718846696934</text:p>
                <draw:g>
                  <svg:desc>Sheet1.K82:Sheet1.K86</svg:desc>
                </draw:g>
              </table:table-cell>
              <table:table-cell office:value-type="float" office:value="0.962831619004993">
                <text:p>0.962831619004993</text:p>
                <draw:g>
                  <svg:desc>Sheet1.K87:Sheet1.K91</svg:desc>
                </draw:g>
              </table:table-cell>
              <table:table-cell office:value-type="float" office:value="0.958246178099049">
                <text:p>0.958246178099049</text:p>
                <draw:g>
                  <svg:desc>Sheet1.K92:Sheet1.K96</svg:desc>
                </draw:g>
              </table:table-cell>
              <table:table-cell office:value-type="float" office:value="0.953635126963266">
                <text:p>0.953635126963266</text:p>
                <draw:g>
                  <svg:desc>Sheet1.K97:Sheet1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30813553675453">
                <text:p>1.30813553675453</text:p>
              </table:table-cell>
              <table:table-cell office:value-type="float" office:value="1.30319987683922">
                <text:p>1.30319987683922</text:p>
              </table:table-cell>
              <table:table-cell office:value-type="float" office:value="1.32807560928632">
                <text:p>1.32807560928632</text:p>
              </table:table-cell>
              <table:table-cell office:value-type="float" office:value="1.34270934271076">
                <text:p>1.34270934271076</text:p>
              </table:table-cell>
              <table:table-cell office:value-type="float" office:value="1.25377548921284">
                <text:p>1.25377548921284</text:p>
              </table:table-cell>
              <table:table-cell office:value-type="float" office:value="1.48357603393626">
                <text:p>1.48357603393626</text:p>
              </table:table-cell>
              <table:table-cell office:value-type="float" office:value="1.49206083651491">
                <text:p>1.49206083651491</text:p>
              </table:table-cell>
              <table:table-cell office:value-type="float" office:value="1.46000385551536">
                <text:p>1.46000385551536</text:p>
              </table:table-cell>
              <table:table-cell office:value-type="float" office:value="1.44737566182126">
                <text:p>1.44737566182126</text:p>
              </table:table-cell>
              <table:table-cell office:value-type="float" office:value="1.44467302349892">
                <text:p>1.44467302349892</text:p>
              </table:table-cell>
              <table:table-cell office:value-type="float" office:value="1.57108985843656">
                <text:p>1.57108985843656</text:p>
              </table:table-cell>
              <table:table-cell office:value-type="float" office:value="1.56220786856011">
                <text:p>1.56220786856011</text:p>
              </table:table-cell>
              <table:table-cell office:value-type="float" office:value="1.62815698947235">
                <text:p>1.62815698947235</text:p>
              </table:table-cell>
              <table:table-cell office:value-type="float" office:value="1.5961511454453">
                <text:p>1.5961511454453</text:p>
              </table:table-cell>
              <table:table-cell office:value-type="float" office:value="1.5492584496479">
                <text:p>1.5492584496479</text:p>
              </table:table-cell>
              <table:table-cell office:value-type="float" office:value="1.60585474071357">
                <text:p>1.60585474071357</text:p>
              </table:table-cell>
              <table:table-cell office:value-type="float" office:value="1.62685682305973">
                <text:p>1.62685682305973</text:p>
              </table:table-cell>
              <table:table-cell office:value-type="float" office:value="1.65020537290666">
                <text:p>1.65020537290666</text:p>
              </table:table-cell>
              <table:table-cell office:value-type="float" office:value="1.63199137598884">
                <text:p>1.63199137598884</text:p>
              </table:table-cell>
              <table:table-cell office:value-type="float" office:value="1.61705627741039">
                <text:p>1.61705627741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81001509164639">
                <text:p>1.81001509164639</text:p>
              </table:table-cell>
              <table:table-cell office:value-type="float" office:value="1.74017837141435">
                <text:p>1.74017837141435</text:p>
              </table:table-cell>
              <table:table-cell office:value-type="float" office:value="1.77709451891464">
                <text:p>1.77709451891464</text:p>
              </table:table-cell>
              <table:table-cell office:value-type="float" office:value="1.84176013705246">
                <text:p>1.84176013705246</text:p>
              </table:table-cell>
              <table:table-cell office:value-type="float" office:value="1.76996203789532">
                <text:p>1.76996203789532</text:p>
              </table:table-cell>
              <table:table-cell office:value-type="float" office:value="2.01838948888401">
                <text:p>2.01838948888401</text:p>
              </table:table-cell>
              <table:table-cell office:value-type="float" office:value="2.00750129156615">
                <text:p>2.00750129156615</text:p>
              </table:table-cell>
              <table:table-cell office:value-type="float" office:value="2.07403912925716">
                <text:p>2.07403912925716</text:p>
              </table:table-cell>
              <table:table-cell office:value-type="float" office:value="2.01469492751779">
                <text:p>2.01469492751779</text:p>
              </table:table-cell>
              <table:table-cell office:value-type="float" office:value="2.03726515582511">
                <text:p>2.03726515582511</text:p>
              </table:table-cell>
              <table:table-cell office:value-type="float" office:value="2.18812190981403">
                <text:p>2.18812190981403</text:p>
              </table:table-cell>
              <table:table-cell office:value-type="float" office:value="2.13752980784662">
                <text:p>2.13752980784662</text:p>
              </table:table-cell>
              <table:table-cell office:value-type="float" office:value="2.13259602728924">
                <text:p>2.13259602728924</text:p>
              </table:table-cell>
              <table:table-cell office:value-type="float" office:value="2.1708747459098">
                <text:p>2.1708747459098</text:p>
              </table:table-cell>
              <table:table-cell office:value-type="float" office:value="2.17645408702056">
                <text:p>2.17645408702056</text:p>
              </table:table-cell>
              <table:table-cell office:value-type="float" office:value="2.27704135623678">
                <text:p>2.27704135623678</text:p>
              </table:table-cell>
              <table:table-cell office:value-type="float" office:value="2.20885933326233">
                <text:p>2.20885933326233</text:p>
              </table:table-cell>
              <table:table-cell office:value-type="float" office:value="2.27320493399719">
                <text:p>2.27320493399719</text:p>
              </table:table-cell>
              <table:table-cell office:value-type="float" office:value="2.26088727720976">
                <text:p>2.26088727720976</text:p>
              </table:table-cell>
              <table:table-cell office:value-type="float" office:value="2.25968432817542">
                <text:p>2.25968432817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44545540189418">
                <text:p>2.44545540189418</text:p>
              </table:table-cell>
              <table:table-cell office:value-type="float" office:value="2.40853127646888">
                <text:p>2.40853127646888</text:p>
              </table:table-cell>
              <table:table-cell office:value-type="float" office:value="2.527462116028">
                <text:p>2.527462116028</text:p>
              </table:table-cell>
              <table:table-cell office:value-type="float" office:value="2.51685086936268">
                <text:p>2.51685086936268</text:p>
              </table:table-cell>
              <table:table-cell office:value-type="float" office:value="2.38112574662005">
                <text:p>2.38112574662005</text:p>
              </table:table-cell>
              <table:table-cell office:value-type="float" office:value="3.00430131641619">
                <text:p>3.00430131641619</text:p>
              </table:table-cell>
              <table:table-cell office:value-type="float" office:value="3.00050021966445">
                <text:p>3.00050021966445</text:p>
              </table:table-cell>
              <table:table-cell office:value-type="float" office:value="2.95787244456548">
                <text:p>2.95787244456548</text:p>
              </table:table-cell>
              <table:table-cell office:value-type="float" office:value="3.0561723129895">
                <text:p>3.0561723129895</text:p>
              </table:table-cell>
              <table:table-cell office:value-type="float" office:value="2.90244592222283">
                <text:p>2.90244592222283</text:p>
              </table:table-cell>
              <table:table-cell office:value-type="float" office:value="3.11243098983363">
                <text:p>3.11243098983363</text:p>
              </table:table-cell>
              <table:table-cell office:value-type="float" office:value="3.18770877947229">
                <text:p>3.18770877947229</text:p>
              </table:table-cell>
              <table:table-cell office:value-type="float" office:value="3.17629070729974">
                <text:p>3.17629070729974</text:p>
              </table:table-cell>
              <table:table-cell office:value-type="float" office:value="3.12230198171396">
                <text:p>3.12230198171396</text:p>
              </table:table-cell>
              <table:table-cell office:value-type="float" office:value="3.19210737877926">
                <text:p>3.19210737877926</text:p>
              </table:table-cell>
              <table:table-cell office:value-type="float" office:value="3.18248249826587">
                <text:p>3.18248249826587</text:p>
              </table:table-cell>
              <table:table-cell office:value-type="float" office:value="3.1546383797906">
                <text:p>3.1546383797906</text:p>
              </table:table-cell>
              <table:table-cell office:value-type="float" office:value="3.20000701669664">
                <text:p>3.20000701669664</text:p>
              </table:table-cell>
              <table:table-cell office:value-type="float" office:value="3.25953736410003">
                <text:p>3.25953736410003</text:p>
              </table:table-cell>
              <table:table-cell office:value-type="float" office:value="3.22729723380875">
                <text:p>3.22729723380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40320596831972">
                <text:p>1.40320596831972</text:p>
              </table:table-cell>
              <table:table-cell office:value-type="float" office:value="2.03105666235524">
                <text:p>2.03105666235524</text:p>
              </table:table-cell>
              <table:table-cell office:value-type="float" office:value="1.46837214210943">
                <text:p>1.46837214210943</text:p>
              </table:table-cell>
              <table:table-cell office:value-type="float" office:value="1.93010910101169">
                <text:p>1.93010910101169</text:p>
              </table:table-cell>
              <table:table-cell office:value-type="float" office:value="1.57811168358303">
                <text:p>1.57811168358303</text:p>
              </table:table-cell>
              <table:table-cell office:value-type="float" office:value="4.04458964252753">
                <text:p>4.04458964252753</text:p>
              </table:table-cell>
              <table:table-cell office:value-type="float" office:value="4.46403666872894">
                <text:p>4.46403666872894</text:p>
              </table:table-cell>
              <table:table-cell office:value-type="float" office:value="3.86455361068931">
                <text:p>3.86455361068931</text:p>
              </table:table-cell>
              <table:table-cell office:value-type="float" office:value="4.4029601726892">
                <text:p>4.4029601726892</text:p>
              </table:table-cell>
              <table:table-cell office:value-type="float" office:value="4.45832229233756">
                <text:p>4.45832229233756</text:p>
              </table:table-cell>
              <table:table-cell office:value-type="float" office:value="6.4609361603865">
                <text:p>6.4609361603865</text:p>
              </table:table-cell>
              <table:table-cell office:value-type="float" office:value="6.21641889408053">
                <text:p>6.21641889408053</text:p>
              </table:table-cell>
              <table:table-cell office:value-type="float" office:value="6.30825254447145">
                <text:p>6.30825254447145</text:p>
              </table:table-cell>
              <table:table-cell office:value-type="float" office:value="5.99314263675982">
                <text:p>5.99314263675982</text:p>
              </table:table-cell>
              <table:table-cell office:value-type="float" office:value="6.25660413186721">
                <text:p>6.25660413186721</text:p>
              </table:table-cell>
              <table:table-cell office:value-type="float" office:value="6.67167376103773">
                <text:p>6.67167376103773</text:p>
              </table:table-cell>
              <table:table-cell office:value-type="float" office:value="6.89325008728063">
                <text:p>6.89325008728063</text:p>
              </table:table-cell>
              <table:table-cell office:value-type="float" office:value="6.78659557838903">
                <text:p>6.78659557838903</text:p>
              </table:table-cell>
              <table:table-cell office:value-type="float" office:value="6.8364245754217">
                <text:p>6.8364245754217</text:p>
              </table:table-cell>
              <table:table-cell office:value-type="float" office:value="6.7676663918869">
                <text:p>6.76766639188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